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9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8957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925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0161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1.9445in"/>
    </style:style>
    <style:style style:name="co10" style:family="table-column">
      <style:table-column-properties fo:break-before="auto" style:column-width="0.600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3in" fo:break-before="auto" style:use-optimal-row-height="false"/>
    </style:style>
    <style:style style:name="ro8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able-cell-properties fo:background-color="#ccccc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dddddd" fo:wrap-option="wrap"/>
      <style:text-properties fo:color="#cccccc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>
      <style:table-cell-properties fo:background-color="#dddddd" fo:wrap-option="wrap"/>
      <style:text-properties fo:color="#cccccc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7">
      <style:table-cell-properties fo:background-color="#dddddd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138in solid #000000"/>
    </style:style>
    <style:style style:name="ce17" style:family="table-cell" style:parent-style-name="Default">
      <style:table-cell-properties fo:background-color="#dddddd" fo:border="0.0138in solid #000000"/>
    </style:style>
    <style:style style:name="ce18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138in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fo:border="0.013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ddddd" fo:wrap-option="wrap" fo:border="0.013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0.0138in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37">
      <style:table-cell-properties fo:wrap-option="wrap" fo:border="0.013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37">
      <style:table-cell-properties fo:background-color="#dddddd" fo:wrap-option="wrap" fo:border="0.013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0.013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138in solid #000000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0138in solid #000000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dddddd" style:text-align-source="fix" style:repeat-content="false" fo:wrap-option="wrap" fo:border="0.0138in solid #000000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0.0138in solid #000000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="none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randon Plumb 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number-columns-repeated="4" table:default-cell-style-name="ce2"/>
        <table:table-column table:style-name="co4" table:number-columns-repeated="1016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<text:a xlink:href="http://agents.ebrokercenter.com/#">Payment Date</text:a>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Policy No</text:p>
          </table:table-cell>
          <table:table-cell table:style-name="ce1" office:value-type="string">
            <text:p>Carrier</text:p>
          </table:table-cell>
          <table:table-cell table:style-name="ce1" office:value-type="string">
            <text:p>Closer</text:p>
          </table:table-cell>
          <table:table-cell table:style-name="ce1" office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>
            <text:p><text:a xlink:href="http://agents.ebrokercenter.com/#lead/edit/20160122140852-sjLU8iB9-6YJCeGS0">Clyde Humphrey</text:a></text:p>
          </table:table-cell>
          <table:table-cell office:value-type="date" office:date-value="2016-01-30">
            <text:p>01/30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35610686">
            <text:p>1935610686</text:p>
          </table:table-cell>
          <table:table-cell office:value-type="string">
            <text:p>Other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407">
            <text:p>407</text:p>
          </table:table-cell>
          <table:table-cell table:number-columns-repeated="1016"/>
        </table:table-row>
        <table:table-row table:style-name="ro2">
          <table:table-cell office:value-type="string">
            <text:p><text:a xlink:href="http://agents.ebrokercenter.com/#lead/edit/20160118111649-CbNujGXq-AbStRGB0">Alveria Dickerson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919544644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Crystal Gonzalez</text:a></text:p>
          </table:table-cell>
          <table:table-cell office:value-type="float" office:value="483">
            <text:p>483</text:p>
          </table:table-cell>
          <table:table-cell table:number-columns-repeated="1016"/>
        </table:table-row>
        <table:table-row table:style-name="ro3">
          <table:table-cell office:value-type="string">
            <text:p><text:a xlink:href="http://agents.ebrokercenter.com/#lead/edit/20160113110726-lCc5eyk2-1n7gHeO2">Dennis Franklin </text:a></text:p>
          </table:table-cell>
          <table:table-cell office:value-type="date" office:date-value="2016-01-27">
            <text:p>01/27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Application ID: 1937965720</text:p>
          </table:table-cell>
          <table:table-cell office:value-type="string">
            <text:p>Other - Non Appointed</text:p>
          </table:table-cell>
          <table:table-cell office:value-type="string">
            <text:p><text:a xlink:href="http://agents.ebrokercenter.com/#">Marlon Galapin</text:a></text:p>
          </table:table-cell>
          <table:table-cell office:value-type="float" office:value="504.93">
            <text:p>504.93</text:p>
          </table:table-cell>
          <table:table-cell table:number-columns-repeated="1016"/>
        </table:table-row>
        <table:table-row table:style-name="ro4">
          <table:table-cell office:value-type="string">
            <text:p><text:a xlink:href="http://agents.ebrokercenter.com/#lead/edit/20160125154951-xFYUSKaO-R9Z1Y2rS">Evangelina Gonzalez</text:a></text:p>
          </table:table-cell>
          <table:table-cell office:value-type="date" office:date-value="2016-01-25">
            <text:p>01/25/16</text:p>
          </table:table-cell>
          <table:table-cell office:value-type="string">
            <text:p><text:a xlink:href="http://agents.ebrokercenter.com/#">Cancelled</text:a></text:p>
          </table:table-cell>
          <table:table-cell office:value-type="string">
            <text:p>1953606503 QUALIFIES FOR MEDICAID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Crystal Gonzalez</text:a></text:p>
          </table:table-cell>
          <table:table-cell office:value-type="float" office:value="702">
            <text:p>702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3" table:number-columns-repeated="5"/>
          <table:table-cell table:style-name="ce7" table:number-columns-repeated="1016"/>
        </table:table-row>
        <table:table-row table:style-name="ro2">
          <table:table-cell office:value-type="string">
            <text:p><text:a xlink:href="http://agents.ebrokercenter.com/#lead/edit/20151228084054-6A0sevsj-NL5H9UCw">Eliza Jones</text:a></text:p>
          </table:table-cell>
          <table:table-cell office:value-type="date" office:date-value="2016-01-14">
            <text:p>01/14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868301478 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253.25">
            <text:p>253.25</text:p>
          </table:table-cell>
          <table:table-cell table:number-columns-repeated="1016"/>
        </table:table-row>
        <table:table-row table:style-name="ro5">
          <table:table-cell office:value-type="string">
            <text:p><text:a xlink:href="http://agents.ebrokercenter.com/#lead/edit/20151230092103-8Zgt895S-AT5ohZov">Fernise Choates</text:a></text:p>
          </table:table-cell>
          <table:table-cell office:value-type="date" office:date-value="2016-01-07">
            <text:p>01/07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85977609 NO PAYMENT LINK 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Crystal Gonzalez</text:a></text:p>
          </table:table-cell>
          <table:table-cell office:value-type="float" office:value="436">
            <text:p>436</text:p>
          </table:table-cell>
          <table:table-cell table:number-columns-repeated="1016"/>
        </table:table-row>
      </table:table>
      <table:table table:name="Caryne Aguilar " table:style-name="ta1" table:print="false">
        <table:table-column table:style-name="co4" table:default-cell-style-name="ce2"/>
        <table:table-column table:style-name="co4" table:default-cell-style-name="ce5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<text:a xlink:href="http://agents.ebrokercenter.com/#">Payment Date</text:a>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Policy No</text:p>
          </table:table-cell>
          <table:table-cell table:style-name="ce1" office:value-type="string">
            <text:p>Carrier</text:p>
          </table:table-cell>
          <table:table-cell table:style-name="ce1" office:value-type="string">
            <text:p>Closer</text:p>
          </table:table-cell>
          <table:table-cell table:style-name="ce1" office:value-type="string">
            <text:p>Premium</text:p>
          </table:table-cell>
        </table:table-row>
        <table:table-row table:style-name="ro1">
          <table:table-cell office:value-type="string">
            <text:p><text:a xlink:href="http://agents.ebrokercenter.com/#lead/edit/20160115084918-NXhw49Vw-YXyuPcKe">Judy Johnson</text:a></text:p>
          </table:table-cell>
          <table:table-cell office:value-type="date" office:date-value="2016-01-30">
            <text:p>01/30/16</text:p>
          </table:table-cell>
          <table:table-cell office:value-type="string">
            <text:p><text:a xlink:href="http://agents.ebrokercenter.com/#">Hold</text:a></text:p>
          </table:table-cell>
          <table:table-cell office:value-type="string">
            <text:p>ID#: 1950631137 </text:p>
          </table:table-cell>
          <table:table-cell office:value-type="string">
            <text:p><text:a xlink:href="http://agents.ebrokercenter.com/#">Humana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string">
            <text:p><text:a xlink:href="http://agents.ebrokercenter.com/#lead/edit/20151214145126-KrALG6dC-ZtGHeEHo">Rodney Clark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846054541 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string">
            <text:p><text:a xlink:href="http://agents.ebrokercenter.com/#lead/edit/20160115162627-2RDOSiv6-dfeURWb9">Debora Hill </text:a></text:p>
          </table:table-cell>
          <table:table-cell office:value-type="date" office:date-value="2016-01-18">
            <text:p>01/18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19720331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496">
            <text:p>496</text:p>
          </table:table-cell>
        </table:table-row>
        <table:table-row table:style-name="ro2">
          <table:table-cell office:value-type="string">
            <text:p><text:a xlink:href="http://agents.ebrokercenter.com/#lead/edit/20160112132209-7lkanu5d-SiWgh3yI">Angie Colin</text:a></text:p>
          </table:table-cell>
          <table:table-cell office:value-type="date" office:date-value="2016-01-15">
            <text:p>01/15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Application ID: 1907467381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table:style-name="ce8"/>
          <table:table-cell table:style-name="ce9"/>
          <table:table-cell table:style-name="ce8" table:number-columns-repeated="5"/>
        </table:table-row>
        <table:table-row table:style-name="ro1">
          <table:table-cell office:value-type="string">
            <text:p><text:a xlink:href="http://agents.ebrokercenter.com/#lead/edit/20160102104414-4xwecZgd-JfzWA440">Bert Davis</text:a></text:p>
          </table:table-cell>
          <table:table-cell office:value-type="date" office:date-value="2016-01-02">
            <text:p>01/02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77818861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442.01">
            <text:p>442.01</text:p>
          </table:table-cell>
        </table:table-row>
        <table:table-row table:style-name="ro1">
          <table:table-cell office:value-type="string">
            <text:p><text:a xlink:href="http://agents.ebrokercenter.com/#lead/edit/20151217132223-1gO3HlLk-hHXbxNbg">Dennis Lindsley</text:a></text:p>
          </table:table-cell>
          <table:table-cell office:value-type="date" office:date-value="2015-12-17">
            <text:p>12/17/15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<text:s/>ID: 1855633336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488.48">
            <text:p>488.48</text:p>
          </table:table-cell>
        </table:table-row>
        <table:table-row table:style-name="ro1">
          <table:table-cell office:value-type="string">
            <text:p><text:a xlink:href="http://agents.ebrokercenter.com/#lead/edit/20151216092316-MMEVCktG-5fgMfAoS">Charlotte Deyoung</text:a></text:p>
          </table:table-cell>
          <table:table-cell office:value-type="date" office:date-value="2015-12-16">
            <text:p>12/16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52558040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462">
            <text:p>462</text:p>
          </table:table-cell>
        </table:table-row>
        <table:table-row table:style-name="ro2">
          <table:table-cell office:value-type="string">
            <text:p><text:a xlink:href="http://agents.ebrokercenter.com/#lead/edit/20151202164652-8msj7ELo-QkcuA01y">Margret Baker</text:a></text:p>
          </table:table-cell>
          <table:table-cell office:value-type="date" office:date-value="2015-12-15">
            <text:p>12/15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Application ID: 1822181737</text:p>
          </table:table-cell>
          <table:table-cell office:value-type="string">
            <text:p><text:a xlink:href="http://agents.ebrokercenter.com/#">Coventry One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413.83">
            <text:p>413.83</text:p>
          </table:table-cell>
        </table:table-row>
        <table:table-row table:style-name="ro1">
          <table:table-cell office:value-type="string">
            <text:p><text:a xlink:href="http://agents.ebrokercenter.com/#lead/edit/20151211110745-oPGgFH0j-DskRnue3">Clint Gonzales</text:a></text:p>
          </table:table-cell>
          <table:table-cell office:value-type="date" office:date-value="2015-12-11">
            <text:p>12/11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33946372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<text:a xlink:href="http://agents.ebrokercenter.com/#lead/edit/20151202144343-dIVvhzc4-LeoIYnrv">Troy Morgan</text:a></text:p>
          </table:table-cell>
          <table:table-cell office:value-type="date" office:date-value="2015-12-09">
            <text:p>12/09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: 1810595884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653.49">
            <text:p>653.49</text:p>
          </table:table-cell>
        </table:table-row>
        <table:table-row table:style-name="ro1">
          <table:table-cell office:value-type="string">
            <text:p><text:a xlink:href="http://agents.ebrokercenter.com/#lead/edit/20151207084534-xaIIHC51-B3Apu1Xy">Sandra Pertuit</text:a></text:p>
          </table:table-cell>
          <table:table-cell office:value-type="date" office:date-value="2015-12-07">
            <text:p>12/07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18131735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957.63">
            <text:p>957.63</text:p>
          </table:table-cell>
        </table:table-row>
        <table:table-row table:style-name="ro1">
          <table:table-cell office:value-type="string">
            <text:p><text:a xlink:href="http://agents.ebrokercenter.com/#lead/edit/20151207164444-pzlwcveF-Tl39ZMzS">Clovis Fearon</text:a></text:p>
          </table:table-cell>
          <table:table-cell office:value-type="date" office:date-value="2015-12-07">
            <text:p>12/07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20010178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858.25">
            <text:p>858.25</text:p>
          </table:table-cell>
        </table:table-row>
        <table:table-row table:style-name="ro1">
          <table:table-cell office:value-type="string">
            <text:p><text:a xlink:href="http://agents.ebrokercenter.com/#lead/edit/20151130131901-HbivGCZg-0KJmN5ww">Christian Brown </text:a></text:p>
          </table:table-cell>
          <table:table-cell office:value-type="date" office:date-value="2015-12-04">
            <text:p>12/04/15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808021466">
            <text:p>1808021466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Shirlee Fequiere</text:a></text:p>
          </table:table-cell>
          <table:table-cell office:value-type="float" office:value="300.19">
            <text:p>300.19</text:p>
          </table:table-cell>
        </table:table-row>
        <table:table-row table:style-name="ro1">
          <table:table-cell office:value-type="string">
            <text:p><text:a xlink:href="http://agents.ebrokercenter.com/#lead/edit/20151117111724-yaN16G1e-MFmqoZxp">Tonya Grant </text:a></text:p>
          </table:table-cell>
          <table:table-cell table:style-name="ce10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792247272</text:p>
          </table:table-cell>
          <table:table-cell office:value-type="string">
            <text:p><text:a xlink:href="http://agents.ebrokercenter.com/#">Coventry One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62">
            <text:p>62</text:p>
          </table:table-cell>
        </table:table-row>
        <table:table-row table:style-name="ro2">
          <table:table-cell office:value-type="string">
            <text:p><text:a xlink:href="http://agents.ebrokercenter.com/#lead/edit/20151208101026-fYr1VHvs-HJ80zGUf">Cynthia Powers</text:a></text:p>
          </table:table-cell>
          <table:table-cell table:style-name="ce10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Application ID: 1823829703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Sarah Beltran</text:a></text:p>
          </table:table-cell>
          <table:table-cell office:value-type="float" office:value="647.56">
            <text:p>647.56</text:p>
          </table:table-cell>
        </table:table-row>
        <table:table-row table:style-name="ro1">
          <table:table-cell office:value-type="string">
            <text:p><text:a xlink:href="http://agents.ebrokercenter.com/#lead/edit/20151118115641-miFzhz6j-tgZLqBpX">Carla Clark </text:a></text:p>
          </table:table-cell>
          <table:table-cell table:style-name="ce10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: 1907456129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1165">
            <text:p>1165</text:p>
          </table:table-cell>
        </table:table-row>
        <table:table-row table:style-name="ro1">
          <table:table-cell office:value-type="string">
            <text:p><text:a xlink:href="http://agents.ebrokercenter.com/#lead/edit/20151123164254-f09SFU6B-6u8ioOtO">Rachel Moore</text:a></text:p>
          </table:table-cell>
          <table:table-cell table:style-name="ce10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: 1800501328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321.54">
            <text:p>321.54</text:p>
          </table:table-cell>
        </table:table-row>
        <table:table-row table:style-name="ro1">
          <table:table-cell office:value-type="string">
            <text:p><text:a xlink:href="http://agents.ebrokercenter.com/#lead/edit/20151130141708-rpxEPrnn-rGdB8sgK">Wendy Parker</text:a></text:p>
          </table:table-cell>
          <table:table-cell table:style-name="ce10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07942689 </text:p>
          </table:table-cell>
          <table:table-cell office:value-type="string">
            <text:p><text:a xlink:href="http://agents.ebrokercenter.com/#">Humana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<text:a xlink:href="http://agents.ebrokercenter.com/#lead/edit/20151203091858-K39evmYP-bvuRMcnx">Denise Melillo</text:a></text:p>
          </table:table-cell>
          <table:table-cell table:style-name="ce10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13944918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413">
            <text:p>413</text:p>
          </table:table-cell>
        </table:table-row>
        <table:table-row table:style-name="ro2">
          <table:table-cell office:value-type="string">
            <text:p><text:a xlink:href="http://agents.ebrokercenter.com/#lead/edit/20151202140534-xaMZhdAZ-SoL60esL">Karen Brown-hardy</text:a></text:p>
          </table:table-cell>
          <table:table-cell table:style-name="ce10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Application ID: 1816174686</text:p>
          </table:table-cell>
          <table:table-cell office:value-type="string">
            <text:p><text:a xlink:href="http://agents.ebrokercenter.com/#">Humana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537.52">
            <text:p>537.52</text:p>
          </table:table-cell>
        </table:table-row>
        <table:table-row table:style-name="ro1">
          <table:table-cell office:value-type="string">
            <text:p><text:a xlink:href="http://agents.ebrokercenter.com/#lead/edit/20160108110732-d9NmrGmc-qy6hma7b">Michael Wicks</text:a></text:p>
          </table:table-cell>
          <table:table-cell table:style-name="ce10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MS00032867328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<text:a xlink:href="http://agents.ebrokercenter.com/#lead/edit/20151215082554-TeYBhcPV-HnW2C3jQ">Joenika Smith</text:a></text:p>
          </table:table-cell>
          <table:table-cell table:style-name="ce10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float" office:value="1881591327">
            <text:p>1881591327</text:p>
          </table:table-cell>
          <table:table-cell office:value-type="string">
            <text:p><text:a xlink:href="http://agents.ebrokercenter.com/#">Molina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<text:a xlink:href="http://agents.ebrokercenter.com/#lead/edit/20160113142150-j0Co2l8Z-QxAbppWB">Andrew Thomas</text:a></text:p>
          </table:table-cell>
          <table:table-cell table:style-name="ce10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26006804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444.04">
            <text:p>444.04</text:p>
          </table:table-cell>
        </table:table-row>
        <table:table-row table:style-name="ro1">
          <table:table-cell office:value-type="string">
            <text:p><text:a xlink:href="http://agents.ebrokercenter.com/#lead/edit/20160105093947-6om4ddHc-UaJqSiKP">Joyclyn Flowers</text:a></text:p>
          </table:table-cell>
          <table:table-cell table:style-name="ce10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96369270 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<text:a xlink:href="http://agents.ebrokercenter.com/#lead/edit/20160106144732-gMH9Fmdv-bsqHoh0t">Patricia Thomas</text:a></text:p>
          </table:table-cell>
          <table:table-cell table:style-name="ce10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8207526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Marlon Galapin</text:a></text:p>
          </table:table-cell>
          <table:table-cell office:value-type="float" office:value="1534">
            <text:p>1534</text:p>
          </table:table-cell>
        </table:table-row>
        <table:table-row table:style-name="ro1">
          <table:table-cell office:value-type="string">
            <text:p><text:a xlink:href="http://agents.ebrokercenter.com/#lead/edit/20160115083943-XIYqkPyl-8ysTKXV6">Beverly English</text:a></text:p>
          </table:table-cell>
          <table:table-cell table:style-name="ce10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51150359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857">
            <text:p>857</text:p>
          </table:table-cell>
        </table:table-row>
      </table:table>
      <table:table table:name="George Martin " table:style-name="ta1" table:print="false">
        <table:table-column table:style-name="co4" table:number-columns-repeated="3" table:default-cell-style-name="ce2"/>
        <table:table-column table:style-name="co4" table:number-columns-repeated="4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<text:a xlink:href="http://agents.ebrokercenter.com/#">Payment Date</text:a>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Policy No</text:p>
          </table:table-cell>
          <table:table-cell table:style-name="ce1" office:value-type="string">
            <text:p>Carrier</text:p>
          </table:table-cell>
          <table:table-cell table:style-name="ce1" office:value-type="string">
            <text:p>Closer</text:p>
          </table:table-cell>
          <table:table-cell table:style-name="ce1" office:value-type="string">
            <text:p>Premium</text:p>
          </table:table-cell>
        </table:table-row>
        <table:table-row table:style-name="ro2">
          <table:table-cell table:style-name="ce11" office:value-type="string">
            <text:p><text:a xlink:href="http://agents.ebrokercenter.com/#lead/edit/20160113172805-hmkK5Yz7-BJYCJdRy">Virginia Durham</text:a></text:p>
          </table:table-cell>
          <table:table-cell table:style-name="ce12" office:value-type="date" office:date-value="2016-01-25">
            <text:p>01/25/16</text:p>
          </table:table-cell>
          <table:table-cell table:style-name="ce11" office:value-type="string">
            <text:p><text:a xlink:href="http://agents.ebrokercenter.com/#">Sold</text:a></text:p>
          </table:table-cell>
          <table:table-cell table:style-name="ce11" office:value-type="string">
            <text:p>ID#: 1950292694 </text:p>
          </table:table-cell>
          <table:table-cell table:style-name="ce11" office:value-type="string">
            <text:p><text:a xlink:href="http://agents.ebrokercenter.com/#">Aetna</text:a></text:p>
          </table:table-cell>
          <table:table-cell table:style-name="ce11" office:value-type="string">
            <text:p><text:a xlink:href="http://agents.ebrokercenter.com/#">Monique Dudley</text:a></text:p>
          </table:table-cell>
          <table:table-cell table:style-name="ce13" office:value-type="string">
            <text:p/>
          </table:table-cell>
        </table:table-row>
        <table:table-row table:style-name="ro2">
          <table:table-cell table:style-name="ce11" office:value-type="string">
            <text:p><text:a xlink:href="http://agents.ebrokercenter.com/#lead/edit/20160122082437-VKNXTCWt-iWRCHzIF">Frances Villarreal</text:a></text:p>
          </table:table-cell>
          <table:table-cell table:style-name="ce12" office:value-type="date" office:date-value="2016-01-22">
            <text:p>01/22/16</text:p>
          </table:table-cell>
          <table:table-cell table:style-name="ce11" office:value-type="string">
            <text:p><text:a xlink:href="http://agents.ebrokercenter.com/#">Sold</text:a></text:p>
          </table:table-cell>
          <table:table-cell table:style-name="ce11" office:value-type="string">
            <text:p>ID#: 1935735159 </text:p>
          </table:table-cell>
          <table:table-cell table:style-name="ce11" office:value-type="string">
            <text:p><text:a xlink:href="http://agents.ebrokercenter.com/#">Other - Non Appointed</text:a></text:p>
          </table:table-cell>
          <table:table-cell table:style-name="ce11" office:value-type="string">
            <text:p><text:a xlink:href="http://agents.ebrokercenter.com/#">Marlon Galapin</text:a></text:p>
          </table:table-cell>
          <table:table-cell table:style-name="ce11" office:value-type="float" office:value="479">
            <text:p>479</text:p>
          </table:table-cell>
        </table:table-row>
        <table:table-row table:style-name="ro2">
          <table:table-cell table:style-name="ce11" office:value-type="string">
            <text:p><text:a xlink:href="http://agents.ebrokercenter.com/#lead/edit/20160119144640-SQpE2Tbc-5r8RniRE">Donna Schonlau</text:a></text:p>
          </table:table-cell>
          <table:table-cell table:style-name="ce12" office:value-type="date" office:date-value="2016-01-19">
            <text:p>01/19/16</text:p>
          </table:table-cell>
          <table:table-cell table:style-name="ce11" office:value-type="string">
            <text:p><text:a xlink:href="http://agents.ebrokercenter.com/#">Sold</text:a></text:p>
          </table:table-cell>
          <table:table-cell table:style-name="ce11" office:value-type="string">
            <text:p>ID#: 1922719402 </text:p>
          </table:table-cell>
          <table:table-cell table:style-name="ce11" office:value-type="string">
            <text:p><text:a xlink:href="http://agents.ebrokercenter.com/#">Coventry One</text:a></text:p>
          </table:table-cell>
          <table:table-cell table:style-name="ce11" office:value-type="string">
            <text:p><text:a xlink:href="http://agents.ebrokercenter.com/#">Monique Dudley</text:a></text:p>
          </table:table-cell>
          <table:table-cell table:style-name="ce11" office:value-type="float" office:value="524">
            <text:p>524</text:p>
          </table:table-cell>
        </table:table-row>
        <table:table-row table:style-name="ro2">
          <table:table-cell table:style-name="ce11" office:value-type="string">
            <text:p><text:a xlink:href="http://agents.ebrokercenter.com/#lead/edit/20160115131804-diu5mM7O-01ED4iVt">Doris Townsend</text:a></text:p>
          </table:table-cell>
          <table:table-cell table:style-name="ce12" office:value-type="date" office:date-value="2016-01-22">
            <text:p>01/22/16</text:p>
          </table:table-cell>
          <table:table-cell table:style-name="ce11" office:value-type="string">
            <text:p><text:a xlink:href="http://agents.ebrokercenter.com/#">Paymentissue</text:a></text:p>
          </table:table-cell>
          <table:table-cell table:style-name="ce11" office:value-type="string">
            <text:p>ID#: 1906740156</text:p>
          </table:table-cell>
          <table:table-cell table:style-name="ce11" office:value-type="string">
            <text:p><text:a xlink:href="http://agents.ebrokercenter.com/#">AM Better Health</text:a></text:p>
          </table:table-cell>
          <table:table-cell table:style-name="ce11" office:value-type="string">
            <text:p><text:a xlink:href="http://agents.ebrokercenter.com/#">Darnell Smith</text:a></text:p>
          </table:table-cell>
          <table:table-cell table:style-name="ce11" office:value-type="float" office:value="335">
            <text:p>335</text:p>
          </table:table-cell>
        </table:table-row>
        <table:table-row table:style-name="ro2">
          <table:table-cell table:style-name="ce11" office:value-type="string">
            <text:p><text:a xlink:href="http://agents.ebrokercenter.com/#lead/edit/20160106172609-tvgOxUvA-JBMb2Hv4">Lashanda Grant</text:a></text:p>
          </table:table-cell>
          <table:table-cell table:style-name="ce12" office:value-type="date" office:date-value="2016-01-06">
            <text:p>01/06/16</text:p>
          </table:table-cell>
          <table:table-cell table:style-name="ce11" office:value-type="string">
            <text:p><text:a xlink:href="http://agents.ebrokercenter.com/#">Sold</text:a></text:p>
          </table:table-cell>
          <table:table-cell table:style-name="ce11" office:value-type="string">
            <text:p>ID#: 1916714524 </text:p>
          </table:table-cell>
          <table:table-cell table:style-name="ce11" office:value-type="string">
            <text:p><text:a xlink:href="http://agents.ebrokercenter.com/#">Other - Non Appointed</text:a></text:p>
          </table:table-cell>
          <table:table-cell table:style-name="ce11" office:value-type="string">
            <text:p><text:a xlink:href="http://agents.ebrokercenter.com/#">Crystal Gonzalez</text:a></text:p>
          </table:table-cell>
          <table:table-cell table:style-name="ce11" office:value-type="float" office:value="186">
            <text:p>186</text:p>
          </table:table-cell>
        </table:table-row>
        <table:table-row table:style-name="ro2">
          <table:table-cell table:style-name="ce11" office:value-type="string">
            <text:p><text:a xlink:href="http://agents.ebrokercenter.com/#lead/edit/20160102120925-WlooFKCB-ok2IBUdI">Peggy Searcy</text:a></text:p>
          </table:table-cell>
          <table:table-cell table:style-name="ce12" office:value-type="date" office:date-value="2016-01-14">
            <text:p>01/14/16</text:p>
          </table:table-cell>
          <table:table-cell table:style-name="ce11" office:value-type="string">
            <text:p><text:a xlink:href="http://agents.ebrokercenter.com/#">Paymentissue</text:a></text:p>
          </table:table-cell>
          <table:table-cell table:style-name="ce11" office:value-type="string">
            <text:p>ID#: 1916129531 </text:p>
          </table:table-cell>
          <table:table-cell table:style-name="ce11" office:value-type="string">
            <text:p><text:a xlink:href="http://agents.ebrokercenter.com/#">United Health</text:a></text:p>
          </table:table-cell>
          <table:table-cell table:style-name="ce11" office:value-type="string">
            <text:p><text:a xlink:href="http://agents.ebrokercenter.com/#">Kasey Harris</text:a></text:p>
          </table:table-cell>
          <table:table-cell table:style-name="ce11" office:value-type="float" office:value="859">
            <text:p>859</text:p>
          </table:table-cell>
        </table:table-row>
        <table:table-row table:style-name="ro2">
          <table:table-cell table:style-name="ce11" office:value-type="string">
            <text:p><text:a xlink:href="http://agents.ebrokercenter.com/#lead/edit/20151221081815-54iXIUID-t7WXMv7A">Carol Barton</text:a></text:p>
          </table:table-cell>
          <table:table-cell table:style-name="ce12" office:value-type="date" office:date-value="2015-12-21">
            <text:p>12/21/15</text:p>
          </table:table-cell>
          <table:table-cell table:style-name="ce11" office:value-type="string">
            <text:p><text:a xlink:href="http://agents.ebrokercenter.com/#">Sold</text:a></text:p>
          </table:table-cell>
          <table:table-cell table:style-name="ce11" office:value-type="string">
            <text:p>38499LA0040007</text:p>
          </table:table-cell>
          <table:table-cell table:style-name="ce11" office:value-type="string">
            <text:p><text:a xlink:href="http://agents.ebrokercenter.com/#">United Health</text:a></text:p>
          </table:table-cell>
          <table:table-cell table:style-name="ce11" office:value-type="string">
            <text:p><text:a xlink:href="http://agents.ebrokercenter.com/#">Monique Dudley</text:a></text:p>
          </table:table-cell>
          <table:table-cell table:style-name="ce11" office:value-type="float" office:value="754">
            <text:p>754</text:p>
          </table:table-cell>
        </table:table-row>
        <table:table-row table:style-name="ro2" table:number-rows-repeated="4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1" table:number-columns-repeated="3"/>
          <table:table-cell table:number-columns-repeated="4"/>
        </table:table-row>
        <table:table-row table:style-name="ro2" table:number-rows-repeated="1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Heather Brewer " table:style-name="ta1" table:print="false">
        <table:table-column table:style-name="co4" table:default-cell-style-name="ce2"/>
        <table:table-column table:style-name="co4" table:default-cell-style-name="ce5"/>
        <table:table-column table:style-name="co4" table:number-columns-repeated="5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<text:a xlink:href="http://agents.ebrokercenter.com/#">Payment Date</text:a>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Policy No</text:p>
          </table:table-cell>
          <table:table-cell table:style-name="ce1" office:value-type="string">
            <text:p>Carrier</text:p>
          </table:table-cell>
          <table:table-cell table:style-name="ce1" office:value-type="string">
            <text:p>Closer</text:p>
          </table:table-cell>
          <table:table-cell table:style-name="ce1" office:value-type="string">
            <text:p>Premium</text:p>
          </table:table-cell>
        </table:table-row>
        <table:table-row table:style-name="ro2">
          <table:table-cell office:value-type="string">
            <text:p><text:a xlink:href="http://agents.ebrokercenter.com/#lead/edit/20160131163924-0WIgyUaN-JS2kUlPB">Willie Robinson</text:a></text:p>
          </table:table-cell>
          <table:table-cell office:value-type="date" office:date-value="2016-02-01">
            <text:p>02/0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52732705 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Marlon Galapin</text:a>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string">
            <text:p><text:a xlink:href="http://agents.ebrokercenter.com/#lead/edit/20160119100834-S2ELX3z8-Gxy4wGgr">Marie Allnet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62615060">
            <text:p>62615060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Marlon Galapin</text:a></text:p>
          </table:table-cell>
          <table:table-cell office:value-type="float" office:value="825">
            <text:p>825</text:p>
          </table:table-cell>
        </table:table-row>
        <table:table-row table:style-name="ro2">
          <table:table-cell office:value-type="string">
            <text:p><text:a xlink:href="http://agents.ebrokercenter.com/#lead/edit/20160125141027-vO9Ea5BO-RiOrKhQp">Jessica Lawrence</text:a></text:p>
          </table:table-cell>
          <table:table-cell office:value-type="date" office:date-value="2016-01-30">
            <text:p>01/30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1058284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673">
            <text:p>673</text:p>
          </table:table-cell>
        </table:table-row>
        <table:table-row table:style-name="ro2">
          <table:table-cell office:value-type="string">
            <text:p><text:a xlink:href="http://agents.ebrokercenter.com/#lead/edit/20160122103920-4crmwGgs-JVHfVa9R">Steven Taylor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8203549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rlon Galapin</text:a></text:p>
          </table:table-cell>
          <table:table-cell office:value-type="float" office:value="297">
            <text:p>297</text:p>
          </table:table-cell>
        </table:table-row>
        <table:table-row table:style-name="ro2">
          <table:table-cell office:value-type="string">
            <text:p><text:a xlink:href="http://agents.ebrokercenter.com/#lead/edit/20160119151706-MaY1tsaM-8lgKMYZr">Cynthia Mccloud</text:a></text:p>
          </table:table-cell>
          <table:table-cell office:value-type="date" office:date-value="2016-01-30">
            <text:p>01/30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88103249 </text:p>
          </table:table-cell>
          <table:table-cell office:value-type="string">
            <text:p><text:a xlink:href="http://agents.ebrokercenter.com/#">Aetna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469">
            <text:p>469</text:p>
          </table:table-cell>
        </table:table-row>
        <table:table-row table:style-name="ro2">
          <table:table-cell office:value-type="string">
            <text:p><text:a xlink:href="http://agents.ebrokercenter.com/#lead/edit/20160115095758-4w8Zieyz-pjNTU3Hu">Faith Coffey</text:a></text:p>
          </table:table-cell>
          <table:table-cell office:value-type="date" office:date-value="2016-02-01">
            <text:p>02/0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06598124 </text:p>
          </table:table-cell>
          <table:table-cell office:value-type="string">
            <text:p><text:a xlink:href="http://agents.ebrokercenter.com/#">Coventry One</text:a></text:p>
          </table:table-cell>
          <table:table-cell office:value-type="string">
            <text:p><text:a xlink:href="http://agents.ebrokercenter.com/#">Marlon Galapin</text:a></text:p>
          </table:table-cell>
          <table:table-cell office:value-type="float" office:value="476">
            <text:p>476</text:p>
          </table:table-cell>
        </table:table-row>
        <table:table-row table:style-name="ro2">
          <table:table-cell office:value-type="string">
            <text:p><text:a xlink:href="http://agents.ebrokercenter.com/#lead/edit/20160115083354-lsiAVzbm-EVvi3GjM">Steve Burbach</text:a></text:p>
          </table:table-cell>
          <table:table-cell office:value-type="date" office:date-value="2016-01-15">
            <text:p>01/15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06524577 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Marlon Galapin</text:a></text:p>
          </table:table-cell>
          <table:table-cell office:value-type="float" office:value="723">
            <text:p>723</text:p>
          </table:table-cell>
        </table:table-row>
        <table:table-row table:style-name="ro2">
          <table:table-cell office:value-type="string">
            <text:p><text:a xlink:href="http://agents.ebrokercenter.com/#lead/edit/20160115085654-knTj8Hlc-j9awz6SO">Marcus Breeden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907548007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Darnell Smith</text:a></text:p>
          </table:table-cell>
          <table:table-cell office:value-type="float" office:value="347">
            <text:p>347</text:p>
          </table:table-cell>
        </table:table-row>
        <table:table-row table:style-name="ro2">
          <table:table-cell office:value-type="string">
            <text:p><text:a xlink:href="http://agents.ebrokercenter.com/#lead/edit/20160113173628-pTj3iprs-5u3uWqec">David Curtis</text:a></text:p>
          </table:table-cell>
          <table:table-cell office:value-type="date" office:date-value="2016-01-25">
            <text:p>01/25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06708372 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Marlon Galapin</text:a>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string">
            <text:p><text:a xlink:href="http://agents.ebrokercenter.com/#lead/edit/20160111145950-vv19oSeG-v6cLVaZJ">Abbie Edwards</text:a></text:p>
          </table:table-cell>
          <table:table-cell office:value-type="date" office:date-value="2016-01-15">
            <text:p>01/15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09513582">
            <text:p>1909513582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433">
            <text:p>433</text:p>
          </table:table-cell>
        </table:table-row>
        <table:table-row table:style-name="ro2">
          <table:table-cell office:value-type="string">
            <text:p><text:a xlink:href="http://agents.ebrokercenter.com/#lead/edit/20151221133923-EqWic4iG-VlpWndzv">Edward Corcoran</text:a></text:p>
          </table:table-cell>
          <table:table-cell office:value-type="date" office:date-value="2016-01-15">
            <text:p>01/15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07210738 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Crystal Gonzalez</text:a></text:p>
          </table:table-cell>
          <table:table-cell office:value-type="float" office:value="852">
            <text:p>852</text:p>
          </table:table-cell>
        </table:table-row>
        <table:table-row table:style-name="ro1">
          <table:table-cell table:style-name="ce14"/>
          <table:table-cell table:style-name="ce15"/>
          <table:table-cell table:style-name="ce14" table:number-columns-repeated="5"/>
        </table:table-row>
        <table:table-row table:style-name="ro1">
          <table:table-cell office:value-type="string">
            <text:p><text:a xlink:href="http://agents.ebrokercenter.com/#lead/edit/20151216154958-aRgg8tcZ-yPjYwMEE">Patricia Steen</text:a></text:p>
          </table:table-cell>
          <table:table-cell office:value-type="date" office:date-value="2015-12-17">
            <text:p>12/17/15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857046239">
            <text:p>1857046239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Darnell Smith</text:a></text:p>
          </table:table-cell>
          <table:table-cell office:value-type="float" office:value="638.68">
            <text:p>638.68</text:p>
          </table:table-cell>
        </table:table-row>
        <table:table-row table:style-name="ro2">
          <table:table-cell office:value-type="string">
            <text:p><text:a xlink:href="http://agents.ebrokercenter.com/#lead/edit/20151215164748-mi8VDiOZ-GXnbReTo">Terrance Roberts</text:a></text:p>
          </table:table-cell>
          <table:table-cell office:value-type="date" office:date-value="2016-01-14">
            <text:p>01/14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: 1850987661</text:p>
          </table:table-cell>
          <table:table-cell office:value-type="string">
            <text:p><text:a xlink:href="http://agents.ebrokercenter.com/#">Cigna</text:a></text:p>
          </table:table-cell>
          <table:table-cell office:value-type="string">
            <text:p><text:a xlink:href="http://agents.ebrokercenter.com/#">Steven Reyes</text:a></text:p>
          </table:table-cell>
          <table:table-cell office:value-type="float" office:value="297.25">
            <text:p>297.25</text:p>
          </table:table-cell>
        </table:table-row>
        <table:table-row table:style-name="ro2">
          <table:table-cell office:value-type="string">
            <text:p><text:a xlink:href="http://agents.ebrokercenter.com/#lead/edit/20151215153253-GJNnf6RP-VgyD4gRH">Kentrell Williams</text:a></text:p>
          </table:table-cell>
          <table:table-cell office:value-type="date" office:date-value="2015-12-24">
            <text:p>12/24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: 1850501992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214.15">
            <text:p>214.15</text:p>
          </table:table-cell>
        </table:table-row>
        <table:table-row table:style-name="ro2">
          <table:table-cell office:value-type="string">
            <text:p><text:a xlink:href="http://agents.ebrokercenter.com/#lead/edit/20151207115050-bYS2YhUL-xrjqZ0U0">Johnny Herfurth</text:a></text:p>
          </table:table-cell>
          <table:table-cell office:value-type="date" office:date-value="2015-12-08">
            <text:p>12/08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<text:s/>ID: 1823710378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1503.71">
            <text:p>1503.71</text:p>
          </table:table-cell>
        </table:table-row>
        <table:table-row table:style-name="ro2">
          <table:table-cell office:value-type="string">
            <text:p><text:a xlink:href="http://agents.ebrokercenter.com/#lead/edit/20151207103847-Xp1eF6os-I7ZKwqjO">Clarissa Williamson</text:a></text:p>
          </table:table-cell>
          <table:table-cell office:value-type="date" office:date-value="2015-12-15">
            <text:p>12/15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<text:s/>ID: 1820479450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627.12">
            <text:p>627.12</text:p>
          </table:table-cell>
        </table:table-row>
      </table:table>
      <table:table table:name="Lamar Turner " table:style-name="ta1" table:print="false">
        <table:table-column table:style-name="co7" table:default-cell-style-name="ce16"/>
        <table:table-column table:style-name="co4" table:default-cell-style-name="ce20"/>
        <table:table-column table:style-name="co8" table:default-cell-style-name="ce24"/>
        <table:table-column table:style-name="co4" table:default-cell-style-name="ce20"/>
        <table:table-column table:style-name="co9" table:default-cell-style-name="ce29"/>
        <table:table-column table:style-name="co4" table:number-columns-repeated="2" table:default-cell-style-name="ce20"/>
        <table:table-column table:style-name="co10" table:default-cell-style-name="ce20"/>
        <table:table-column table:style-name="co4" table:default-cell-style-name="ce16"/>
        <table:table-row table:style-name="ro6">
          <table:table-cell table:style-name="Default"/>
          <table:table-cell table:style-name="ce18" office:value-type="string">
            <text:p>LAMAR TURNER </text:p>
          </table:table-cell>
          <table:table-cell table:style-name="ce22"/>
          <table:table-cell table:style-name="ce27" table:number-columns-repeated="5"/>
          <table:table-cell table:style-name="ce32"/>
        </table:table-row>
        <table:table-row table:style-name="ro2">
          <table:table-cell office:value-type="string">
            <text:p>Effective Date</text:p>
          </table:table-cell>
          <table:table-cell table:style-name="ce19" office:value-type="string">
            <text:p>Name</text:p>
          </table:table-cell>
          <table:table-cell table:style-name="ce23" office:value-type="string">
            <text:p><text:a xlink:href="http://agents.ebrokercenter.com/#">Payment Date</text:a></text:p>
          </table:table-cell>
          <table:table-cell table:style-name="ce19" office:value-type="string">
            <text:p>Status</text:p>
          </table:table-cell>
          <table:table-cell table:style-name="ce28" office:value-type="string">
            <text:p>Policy No</text:p>
          </table:table-cell>
          <table:table-cell table:style-name="ce19" office:value-type="string">
            <text:p>Carrier</text:p>
          </table:table-cell>
          <table:table-cell table:style-name="ce19" office:value-type="string">
            <text:p>Closer</text:p>
          </table:table-cell>
          <table:table-cell table:style-name="ce19" office:value-type="string">
            <text:p>Premium</text:p>
          </table:table-cell>
          <table:table-cell/>
        </table:table-row>
        <table:table-row table:style-name="ro7">
          <table:table-cell/>
          <table:table-cell office:value-type="string">
            <text:p><text:a xlink:href="http://agents.ebrokercenter.com/#lead/edit/20160113164730-BkOlj6Sk-mMyWiTR1">Julie Patterson</text:a></text:p>
          </table:table-cell>
          <table:table-cell office:value-type="date" office:date-value="2016-02-01">
            <text:p>02/01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909076742 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Marlon Galapin</text:a></text:p>
          </table:table-cell>
          <table:table-cell office:value-type="float" office:value="13">
            <text:p>13</text:p>
          </table:table-cell>
          <table:table-cell/>
        </table:table-row>
        <table:table-row table:style-name="ro7">
          <table:table-cell/>
          <table:table-cell office:value-type="string">
            <text:p><text:a xlink:href="http://agents.ebrokercenter.com/#lead/edit/20160116123944-8AESPTe6-5zWYV8av">Michael Trapp</text:a></text:p>
          </table:table-cell>
          <table:table-cell office:value-type="date" office:date-value="2016-02-01">
            <text:p>02/01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48507220">
            <text:p>1948507220</text:p>
          </table:table-cell>
          <table:table-cell office:value-type="string">
            <text:p><text:a xlink:href="http://agents.ebrokercenter.com/#">Aetna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547.4">
            <text:p>547.4</text:p>
          </table:table-cell>
          <table:table-cell/>
        </table:table-row>
        <table:table-row table:style-name="ro7">
          <table:table-cell/>
          <table:table-cell office:value-type="string">
            <text:p><text:a xlink:href="http://agents.ebrokercenter.com/#lead/edit/20160128140410-GuvtcBJ9-yFXltGeW">Eddy Roberts</text:a></text:p>
          </table:table-cell>
          <table:table-cell office:value-type="date" office:date-value="2016-02-01">
            <text:p>02/01/16</text:p>
          </table:table-cell>
          <table:table-cell office:value-type="string">
            <text:p><text:a xlink:href="http://agents.ebrokercenter.com/#">Hold</text:a></text:p>
          </table:table-cell>
          <table:table-cell office:value-type="string">
            <text:p>ID#: 1949472097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John Lacroix</text:a></text:p>
          </table:table-cell>
          <table:table-cell office:value-type="float" office:value="505.77">
            <text:p>505.77</text:p>
          </table:table-cell>
          <table:table-cell/>
        </table:table-row>
        <table:table-row table:style-name="ro7">
          <table:table-cell/>
          <table:table-cell office:value-type="string">
            <text:p><text:a xlink:href="http://agents.ebrokercenter.com/#lead/edit/20160112091557-mCXMYw86-QUtTl7mY">Luis Barajas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9463057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675">
            <text:p>675</text:p>
          </table:table-cell>
          <table:table-cell/>
        </table:table-row>
        <table:table-row table:style-name="ro7">
          <table:table-cell/>
          <table:table-cell office:value-type="string">
            <text:p><text:a xlink:href="http://agents.ebrokercenter.com/#lead/edit/20160131101110-EEjp9EJx-jhHCf1G7">Mark Hopkins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50042626">
            <text:p>1950042626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178.28">
            <text:p>178.28</text:p>
          </table:table-cell>
          <table:table-cell/>
        </table:table-row>
        <table:table-row table:style-name="ro7">
          <table:table-cell/>
          <table:table-cell office:value-type="string">
            <text:p><text:a xlink:href="http://agents.ebrokercenter.com/#lead/edit/20160131123502-8nho8e4R-Vo7ju1ng">Kallukunta Reddy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54842615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193">
            <text:p>193</text:p>
          </table:table-cell>
          <table:table-cell/>
        </table:table-row>
        <table:table-row table:style-name="ro7">
          <table:table-cell/>
          <table:table-cell office:value-type="string">
            <text:p><text:a xlink:href="http://agents.ebrokercenter.com/#lead/edit/20160131142022-5GVdKNui-oDquzjyS">Jerry Stewart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53932342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89">
            <text:p>89</text:p>
          </table:table-cell>
          <table:table-cell/>
        </table:table-row>
        <table:table-row table:style-name="ro7">
          <table:table-cell/>
          <table:table-cell office:value-type="string">
            <text:p><text:a xlink:href="http://agents.ebrokercenter.com/#lead/edit/20160131164009-p7rGz8i3-TcmsQYDU">Carolyn Taylor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52522914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Brian White</text:a></text:p>
          </table:table-cell>
          <table:table-cell office:value-type="float" office:value="10">
            <text:p>10</text:p>
          </table:table-cell>
          <table:table-cell/>
        </table:table-row>
        <table:table-row table:style-name="ro7">
          <table:table-cell/>
          <table:table-cell office:value-type="string">
            <text:p><text:a xlink:href="http://agents.ebrokercenter.com/#lead/edit/20160111144256-p51e9xva-ztKABToT">Marvouneen Sowell</text:a></text:p>
          </table:table-cell>
          <table:table-cell office:value-type="date" office:date-value="2016-01-30">
            <text:p>01/30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float" office:value="1950676143">
            <text:p>1950676143</text:p>
          </table:table-cell>
          <table:table-cell office:value-type="string">
            <text:p><text:a xlink:href="http://agents.ebrokercenter.com/#">Humana</text:a>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647.6">
            <text:p>647.6</text:p>
          </table:table-cell>
          <table:table-cell/>
        </table:table-row>
        <table:table-row table:style-name="ro7">
          <table:table-cell/>
          <table:table-cell office:value-type="string">
            <text:p><text:a xlink:href="http://agents.ebrokercenter.com/#lead/edit/20160114112108-GBaaVyEE-tnoamdk5">Bryon Jones</text:a></text:p>
          </table:table-cell>
          <table:table-cell office:value-type="date" office:date-value="2016-01-22">
            <text:p>01/22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float" office:value="1950811138">
            <text:p>1950811138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685.18">
            <text:p>685.18</text:p>
          </table:table-cell>
          <table:table-cell/>
        </table:table-row>
        <table:table-row table:style-name="ro7">
          <table:table-cell table:style-name="ce17"/>
          <table:table-cell table:style-name="ce21"/>
          <table:table-cell table:style-name="ce25"/>
          <table:table-cell table:style-name="ce21"/>
          <table:table-cell table:style-name="ce30"/>
          <table:table-cell table:style-name="ce21" table:number-columns-repeated="3"/>
          <table:table-cell/>
        </table:table-row>
        <table:table-row table:style-name="ro7">
          <table:table-cell/>
          <table:table-cell office:value-type="string">
            <text:p><text:a xlink:href="http://agents.ebrokercenter.com/#lead/edit/20160105121555-8PoIDfBw-iKOIyr2U">Josepphine Elmore</text:a></text:p>
          </table:table-cell>
          <table:table-cell office:value-type="date" office:date-value="2016-01-15">
            <text:p>01/15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float" office:value="1910097298">
            <text:p>1910097298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Darnell Smith</text:a></text:p>
          </table:table-cell>
          <table:table-cell office:value-type="float" office:value="576">
            <text:p>576</text:p>
          </table:table-cell>
          <table:table-cell/>
        </table:table-row>
        <table:table-row table:style-name="ro7">
          <table:table-cell/>
          <table:table-cell office:value-type="string">
            <text:p><text:a xlink:href="http://agents.ebrokercenter.com/#lead/edit/20160115115949-S80H1GRI-ETWp6Rjm">Selver Silver</text:a></text:p>
          </table:table-cell>
          <table:table-cell office:value-type="date" office:date-value="2016-01-15">
            <text:p>01/15/16</text:p>
          </table:table-cell>
          <table:table-cell office:value-type="string">
            <text:p><text:a xlink:href="http://agents.ebrokercenter.com/#">Cancelled</text:a></text:p>
          </table:table-cell>
          <table:table-cell office:value-type="string">
            <text:p>1906280048 (CC info is incorrect)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Javier Castro</text:a></text:p>
          </table:table-cell>
          <table:table-cell office:value-type="float" office:value="12">
            <text:p>12</text:p>
          </table:table-cell>
          <table:table-cell/>
        </table:table-row>
        <table:table-row table:style-name="ro7">
          <table:table-cell/>
          <table:table-cell office:value-type="string">
            <text:p><text:a xlink:href="http://agents.ebrokercenter.com/#lead/edit/20160111111801-T8mBCvNR-9JJecpht">Abrahim Begani</text:a></text:p>
          </table:table-cell>
          <table:table-cell office:value-type="date" office:date-value="2016-01-14">
            <text:p>01/14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05634074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349">
            <text:p>349</text:p>
          </table:table-cell>
          <table:table-cell/>
        </table:table-row>
        <table:table-row table:style-name="ro7">
          <table:table-cell/>
          <table:table-cell office:value-type="string">
            <text:p><text:a xlink:href="http://agents.ebrokercenter.com/#lead/edit/20160104140617-Tm5h5cIM-ZXHrmNgm">Jeffrey Price</text:a></text:p>
          </table:table-cell>
          <table:table-cell office:value-type="date" office:date-value="2016-01-13">
            <text:p>01/13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905358852 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Marlon Galapin</text:a></text:p>
          </table:table-cell>
          <table:table-cell office:value-type="float" office:value="301.94">
            <text:p>301.94</text:p>
          </table:table-cell>
          <table:table-cell/>
        </table:table-row>
        <table:table-row table:style-name="ro7">
          <table:table-cell/>
          <table:table-cell office:value-type="string">
            <text:p><text:a xlink:href="http://agents.ebrokercenter.com/#lead/edit/20160112094014-YFpwY7JV-2P2EXxJL">Eva Rio</text:a></text:p>
          </table:table-cell>
          <table:table-cell office:value-type="date" office:date-value="2016-01-12">
            <text:p>01/12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896518691">
            <text:p>1896518691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585">
            <text:p>585</text:p>
          </table:table-cell>
          <table:table-cell/>
        </table:table-row>
        <table:table-row table:style-name="ro7">
          <table:table-cell/>
          <table:table-cell office:value-type="string">
            <text:p><text:a xlink:href="http://agents.ebrokercenter.com/#lead/edit/20151229163755-sbDvmqUJ-8Y6G1yp7">Taylor Fenceroy</text:a></text:p>
          </table:table-cell>
          <table:table-cell office:value-type="date" office:date-value="2016-01-11">
            <text:p>01/11/16</text:p>
          </table:table-cell>
          <table:table-cell office:value-type="string">
            <text:p><text:a xlink:href="http://agents.ebrokercenter.com/#">Cancelled</text:a></text:p>
          </table:table-cell>
          <table:table-cell office:value-type="string">
            <text:p>ID#: 1892383869 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Marlon Galapin</text:a></text:p>
          </table:table-cell>
          <table:table-cell office:value-type="float" office:value="171">
            <text:p>171</text:p>
          </table:table-cell>
          <table:table-cell/>
        </table:table-row>
        <table:table-row table:style-name="ro7">
          <table:table-cell/>
          <table:table-cell office:value-type="string">
            <text:p><text:a xlink:href="http://agents.ebrokercenter.com/#lead/edit/20160106174143-weIwQtVX-1NG3B3fC">Paula Boutte</text:a></text:p>
          </table:table-cell>
          <table:table-cell office:value-type="date" office:date-value="2016-01-07">
            <text:p>01/07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85210871 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717">
            <text:p>717</text:p>
          </table:table-cell>
          <table:table-cell/>
        </table:table-row>
        <table:table-row table:style-name="ro7">
          <table:table-cell/>
          <table:table-cell office:value-type="string">
            <text:p><text:a xlink:href="http://agents.ebrokercenter.com/#lead/edit/20151212122308-1ya5zrbH-sfCEsFH1">Megan Taylor</text:a></text:p>
          </table:table-cell>
          <table:table-cell office:value-type="date" office:date-value="2015-12-28">
            <text:p>12/28/15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863168228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Brian White</text:a></text:p>
          </table:table-cell>
          <table:table-cell office:value-type="float" office:value="195">
            <text:p>195</text:p>
          </table:table-cell>
          <table:table-cell/>
        </table:table-row>
        <table:table-row table:style-name="ro7">
          <table:table-cell/>
          <table:table-cell office:value-type="string">
            <text:p><text:a xlink:href="http://agents.ebrokercenter.com/#lead/edit/20151214132256-cnDRuyMG-WT4vwqsu">Jennifer Festa</text:a></text:p>
          </table:table-cell>
          <table:table-cell office:value-type="date" office:date-value="2015-12-17">
            <text:p>12/17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Application ID: 1841166355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Brian White</text:a></text:p>
          </table:table-cell>
          <table:table-cell office:value-type="float" office:value="338.04">
            <text:p>338.04</text:p>
          </table:table-cell>
          <table:table-cell/>
        </table:table-row>
        <table:table-row table:style-name="ro7">
          <table:table-cell/>
          <table:table-cell office:value-type="string">
            <text:p><text:a xlink:href="http://agents.ebrokercenter.com/#lead/edit/20151216093702-uYlsRPVK-VIVqvgIX">Earnestine Calhoun</text:a></text:p>
          </table:table-cell>
          <table:table-cell office:value-type="date" office:date-value="2015-12-16">
            <text:p>12/16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53157402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Darnell Smith</text:a></text:p>
          </table:table-cell>
          <table:table-cell office:value-type="float" office:value="586">
            <text:p>586</text:p>
          </table:table-cell>
          <table:table-cell/>
        </table:table-row>
        <table:table-row table:style-name="ro7">
          <table:table-cell/>
          <table:table-cell office:value-type="string">
            <text:p><text:a xlink:href="http://agents.ebrokercenter.com/#lead/edit/20151214180530-9MXJKPMZ-lACGUGaj">Kalea Turner</text:a></text:p>
          </table:table-cell>
          <table:table-cell office:value-type="date" office:date-value="2015-12-15">
            <text:p>12/15/15</text:p>
          </table:table-cell>
          <table:table-cell office:value-type="string">
            <text:p><text:a xlink:href="http://agents.ebrokercenter.com/#">Cancelled</text:a></text:p>
          </table:table-cell>
          <table:table-cell office:value-type="string">
            <text:p>Application ID: 1850022632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Ande Spencer</text:a></text:p>
          </table:table-cell>
          <table:table-cell office:value-type="float" office:value="673.35">
            <text:p>673.35</text:p>
          </table:table-cell>
          <table:table-cell/>
        </table:table-row>
        <table:table-row table:style-name="ro7">
          <table:table-cell/>
          <table:table-cell office:value-type="string">
            <text:p><text:a xlink:href="http://agents.ebrokercenter.com/#lead/edit/20151214111145-MlSQXp81-Jo5hjDVb">Lori Bennett</text:a></text:p>
          </table:table-cell>
          <table:table-cell office:value-type="date" office:date-value="2015-12-14">
            <text:p>12/14/15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937947843 (paid)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Ande Spencer</text:a></text:p>
          </table:table-cell>
          <table:table-cell office:value-type="float" office:value="471.24">
            <text:p>471.24</text:p>
          </table:table-cell>
          <table:table-cell/>
        </table:table-row>
        <table:table-row table:style-name="ro7">
          <table:table-cell/>
          <table:table-cell office:value-type="string">
            <text:p><text:a xlink:href="http://agents.ebrokercenter.com/#lead/edit/20151207104610-waVXsSSY-6LBLdzIj">Bassam Hammoud</text:a></text:p>
          </table:table-cell>
          <table:table-cell office:value-type="date" office:date-value="2015-12-10">
            <text:p>12/10/15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Status: Complete ID#: 1837073146 (payment issues)</text:p>
          </table:table-cell>
          <table:table-cell office:value-type="string">
            <text:p><text:a xlink:href="http://agents.ebrokercenter.com/#">Humana</text:a></text:p>
          </table:table-cell>
          <table:table-cell office:value-type="string">
            <text:p><text:a xlink:href="http://agents.ebrokercenter.com/#">Ande Spencer</text:a></text:p>
          </table:table-cell>
          <table:table-cell office:value-type="float" office:value="184.51">
            <text:p>184.51</text:p>
          </table:table-cell>
          <table:table-cell/>
        </table:table-row>
        <table:table-row table:style-name="ro7">
          <table:table-cell/>
          <table:table-cell office:value-type="string">
            <text:p><text:a xlink:href="http://agents.ebrokercenter.com/#lead/edit/20151201102841-tm90LwiV-RXaQerdv">Paul Johnson</text:a></text:p>
          </table:table-cell>
          <table:table-cell office:value-type="date" office:date-value="2015-12-05">
            <text:p>12/05/15</text:p>
          </table:table-cell>
          <table:table-cell office:value-type="string">
            <text:p><text:a xlink:href="http://agents.ebrokercenter.com/#">Sold</text:a></text:p>
          </table:table-cell>
          <table:table-cell table:style-name="ce31" office:value-type="string">
            <text:p/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409">
            <text:p>409</text:p>
          </table:table-cell>
          <table:table-cell/>
        </table:table-row>
        <table:table-row table:style-name="ro7">
          <table:table-cell/>
          <table:table-cell office:value-type="string">
            <text:p><text:a xlink:href="http://agents.ebrokercenter.com/#lead/edit/20151202112519-zYbxKz1Y-cpCB3Qkf">Veronica Gomez</text:a></text:p>
          </table:table-cell>
          <table:table-cell office:value-type="date" office:date-value="2015-12-02">
            <text:p>12/02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 1893039656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823.27">
            <text:p>823.27</text:p>
          </table:table-cell>
          <table:table-cell/>
        </table:table-row>
        <table:table-row table:style-name="ro7">
          <table:table-cell/>
          <table:table-cell office:value-type="string">
            <text:p><text:a xlink:href="http://agents.ebrokercenter.com/#lead/edit/20151117095208-D2yKoIU6-OqMbWgOw">John Welcher</text:a></text:p>
          </table:table-cell>
          <table:table-cell table:style-name="ce26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794267584">
            <text:p>1794267584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Darrell Robinson</text:a></text:p>
          </table:table-cell>
          <table:table-cell office:value-type="float" office:value="259">
            <text:p>259</text:p>
          </table:table-cell>
          <table:table-cell/>
        </table:table-row>
        <table:table-row table:style-name="ro7">
          <table:table-cell/>
          <table:table-cell office:value-type="string">
            <text:p><text:a xlink:href="http://agents.ebrokercenter.com/#lead/edit/20151112095946-cL9ytPnD-C4XwZN2w">Anthony Holt</text:a></text:p>
          </table:table-cell>
          <table:table-cell table:style-name="ce26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: 1791577489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304.89">
            <text:p>304.89</text:p>
          </table:table-cell>
          <table:table-cell/>
        </table:table-row>
        <table:table-row table:style-name="ro7">
          <table:table-cell/>
          <table:table-cell office:value-type="string">
            <text:p><text:a xlink:href="http://agents.ebrokercenter.com/#lead/edit/20151120162234-apR1GeyT-rIb5thEd">Arline Washington</text:a></text:p>
          </table:table-cell>
          <table:table-cell table:style-name="ce26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798434767">
            <text:p>1798434767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342">
            <text:p>342</text:p>
          </table:table-cell>
          <table:table-cell/>
        </table:table-row>
        <table:table-row table:style-name="ro7">
          <table:table-cell/>
          <table:table-cell office:value-type="string">
            <text:p><text:a xlink:href="http://agents.ebrokercenter.com/#lead/edit/20151123170615-f238RoUG-MoZb5twR">Aubrey Fulbright</text:a></text:p>
          </table:table-cell>
          <table:table-cell table:style-name="ce26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Application ID: 1801294116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473.74">
            <text:p>473.74</text:p>
          </table:table-cell>
          <table:table-cell/>
        </table:table-row>
        <table:table-row table:style-name="ro7">
          <table:table-cell/>
          <table:table-cell office:value-type="string">
            <text:p><text:a xlink:href="http://agents.ebrokercenter.com/#lead/edit/20151209100919-RXoJYVOF-n9CeVbwo">Roberto Sanchez</text:a></text:p>
          </table:table-cell>
          <table:table-cell table:style-name="ce26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860175634 unable to process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Gia Gonzalez</text:a></text:p>
          </table:table-cell>
          <table:table-cell office:value-type="float" office:value="436.45">
            <text:p>436.45</text:p>
          </table:table-cell>
          <table:table-cell/>
        </table:table-row>
        <table:table-row table:style-name="ro7">
          <table:table-cell/>
          <table:table-cell office:value-type="string">
            <text:p><text:a xlink:href="http://agents.ebrokercenter.com/#lead/edit/20151207144130-s5ZHVNJA-J0Iddec8">Tiesha Reed</text:a></text:p>
          </table:table-cell>
          <table:table-cell table:style-name="ce26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64282112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Brian White</text:a></text:p>
          </table:table-cell>
          <table:table-cell office:value-type="float" office:value="25">
            <text:p>25</text:p>
          </table:table-cell>
          <table:table-cell/>
        </table:table-row>
        <table:table-row table:style-name="ro7" table:number-rows-repeated="7">
          <table:table-cell table:style-name="Default" table:number-columns-repeated="9"/>
        </table:table-row>
        <table:table-row table:style-name="ro7">
          <table:table-cell table:style-name="Default" table:number-columns-repeated="9"/>
        </table:table-row>
      </table:table>
      <table:table table:name="Matthew Brooks" table:style-name="ta1" table:print="false">
        <table:table-column table:style-name="co4" table:default-cell-style-name="Default"/>
        <table:table-column table:style-name="co4" table:default-cell-style-name="ce11"/>
        <table:table-column table:style-name="co4" table:default-cell-style-name="ce12"/>
        <table:table-column table:style-name="co4" table:number-columns-repeated="5" table:default-cell-style-name="ce11"/>
        <table:table-row table:style-name="ro1">
          <table:table-cell/>
          <table:table-cell table:style-name="ce33" office:value-type="string">
            <text:p>Name</text:p>
          </table:table-cell>
          <table:table-cell table:style-name="ce11" office:value-type="string">
            <text:p><text:a xlink:href="http://agents.ebrokercenter.com/#">Payment Date</text:a></text:p>
          </table:table-cell>
          <table:table-cell table:style-name="ce33" office:value-type="string">
            <text:p>Status</text:p>
          </table:table-cell>
          <table:table-cell table:style-name="ce33" office:value-type="string">
            <text:p>Policy No</text:p>
          </table:table-cell>
          <table:table-cell table:style-name="ce33" office:value-type="string">
            <text:p>Carrier</text:p>
          </table:table-cell>
          <table:table-cell table:style-name="ce33" office:value-type="string">
            <text:p>Closer</text:p>
          </table:table-cell>
          <table:table-cell table:style-name="ce33" office:value-type="string">
            <text:p>Premium</text:p>
          </table:table-cell>
        </table:table-row>
        <table:table-row table:style-name="ro2">
          <table:table-cell/>
          <table:table-cell office:value-type="string">
            <text:p><text:a xlink:href="http://agents.ebrokercenter.com/#lead/edit/20160125093526-sifwZEqb-dYyyH8ez">Jacory Walker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946055712 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252">
            <text:p>252</text:p>
          </table:table-cell>
        </table:table-row>
        <table:table-row table:style-name="ro2">
          <table:table-cell/>
          <table:table-cell office:value-type="string">
            <text:p><text:a xlink:href="http://agents.ebrokercenter.com/#lead/edit/20160120150334-nhxRfUUl-YHffDPWl">Scott Simpson</text:a></text:p>
          </table:table-cell>
          <table:table-cell office:value-type="date" office:date-value="2016-01-20">
            <text:p>01/20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933369419 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Marlon Galapin</text:a></text:p>
          </table:table-cell>
          <table:table-cell office:value-type="float" office:value="239">
            <text:p>239</text:p>
          </table:table-cell>
        </table:table-row>
        <table:table-row table:style-name="ro2">
          <table:table-cell/>
          <table:table-cell office:value-type="string">
            <text:p><text:a xlink:href="http://agents.ebrokercenter.com/#lead/edit/20160119150538-lyViZZhh-VG1kOA64">Shelia Thompson</text:a></text:p>
          </table:table-cell>
          <table:table-cell office:value-type="date" office:date-value="2016-01-27">
            <text:p>01/27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8437025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rlon Galapin</text:a></text:p>
          </table:table-cell>
          <table:table-cell office:value-type="float" office:value="517">
            <text:p>517</text:p>
          </table:table-cell>
        </table:table-row>
        <table:table-row table:style-name="ro2">
          <table:table-cell/>
          <table:table-cell office:value-type="string">
            <text:p><text:a xlink:href="http://agents.ebrokercenter.com/#lead/edit/20160119140550-ci31DJqe-zLFvMFop">Betty Weber</text:a></text:p>
          </table:table-cell>
          <table:table-cell office:value-type="date" office:date-value="2016-01-19">
            <text:p>01/1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24945946 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Annett Gaul</text:a></text:p>
          </table:table-cell>
          <table:table-cell office:value-type="float" office:value="970.17">
            <text:p>970.17</text:p>
          </table:table-cell>
        </table:table-row>
        <table:table-row table:style-name="ro2">
          <table:table-cell/>
          <table:table-cell office:value-type="string">
            <text:p><text:a xlink:href="http://agents.ebrokercenter.com/#lead/edit/20160115090011-6hfk7zUw-OHHA4j2x">Jeffery Conley</text:a></text:p>
          </table:table-cell>
          <table:table-cell office:value-type="date" office:date-value="2016-01-22">
            <text:p>01/22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Paid/1907056370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Annett Gaul</text:a></text:p>
          </table:table-cell>
          <table:table-cell office:value-type="float" office:value="1182.44">
            <text:p>1182.44</text:p>
          </table:table-cell>
        </table:table-row>
        <table:table-row table:style-name="ro2">
          <table:table-cell/>
          <table:table-cell office:value-type="string">
            <text:p><text:a xlink:href="http://agents.ebrokercenter.com/#lead/edit/20160114105126-qOmk9urU-ihuGFMpz">Debra Little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16656824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652">
            <text:p>652</text:p>
          </table:table-cell>
        </table:table-row>
        <table:table-row table:style-name="ro2">
          <table:table-cell/>
          <table:table-cell office:value-type="string">
            <text:p><text:a xlink:href="http://agents.ebrokercenter.com/#lead/edit/20160112103244-O8o5hNFO-ke9Skg4J">Terry Thornton</text:a></text:p>
          </table:table-cell>
          <table:table-cell office:value-type="date" office:date-value="2016-01-12">
            <text:p>01/12/16</text:p>
          </table:table-cell>
          <table:table-cell office:value-type="string">
            <text:p><text:a xlink:href="http://agents.ebrokercenter.com/#">Cancelled</text:a></text:p>
          </table:table-cell>
          <table:table-cell office:value-type="string">
            <text:p>ID: 1893812609</text:p>
          </table:table-cell>
          <table:table-cell office:value-type="string">
            <text:p><text:a xlink:href="http://agents.ebrokercenter.com/#">Aetna</text:a></text:p>
          </table:table-cell>
          <table:table-cell office:value-type="string">
            <text:p><text:a xlink:href="http://agents.ebrokercenter.com/#">Marlon Galapin</text:a></text:p>
          </table:table-cell>
          <table:table-cell office:value-type="float" office:value="294.98">
            <text:p>294.98</text:p>
          </table:table-cell>
        </table:table-row>
        <table:table-row table:style-name="ro1">
          <table:table-cell/>
          <table:table-cell office:value-type="string">
            <text:p><text:a xlink:href="http://agents.ebrokercenter.com/#lead/edit/20160105091511-qILUs4aG-yV35u5Cv">Ryan Wilson</text:a></text:p>
          </table:table-cell>
          <table:table-cell office:value-type="date" office:date-value="2016-01-15">
            <text:p>01/15/16</text:p>
          </table:table-cell>
          <table:table-cell office:value-type="string">
            <text:p><text:a xlink:href="http://agents.ebrokercenter.com/#">Cancelled</text:a></text:p>
          </table:table-cell>
          <table:table-cell office:value-type="float" office:value="1910654041">
            <text:p>1910654041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/>
          <table:table-cell office:value-type="string">
            <text:p><text:a xlink:href="http://agents.ebrokercenter.com/#lead/edit/20151230150024-MkppSJtX-yTPD31bK">Diana Francis</text:a></text:p>
          </table:table-cell>
          <table:table-cell office:value-type="date" office:date-value="2016-02-01">
            <text:p>02/01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898426569">
            <text:p>1898426569</text:p>
          </table:table-cell>
          <table:table-cell office:value-type="string">
            <text:p><text:a xlink:href="http://agents.ebrokercenter.com/#">Humana</text:a></text:p>
          </table:table-cell>
          <table:table-cell office:value-type="string">
            <text:p><text:a xlink:href="http://agents.ebrokercenter.com/#">Annett Gaul</text:a></text:p>
          </table:table-cell>
          <table:table-cell office:value-type="float" office:value="513">
            <text:p>513</text:p>
          </table:table-cell>
        </table:table-row>
        <table:table-row table:style-name="ro2">
          <table:table-cell/>
          <table:table-cell office:value-type="string">
            <text:p><text:a xlink:href="http://agents.ebrokercenter.com/#lead/edit/20151229095803-NBHj7kfZ-c2NOlQk3">Allen Brooks</text:a></text:p>
          </table:table-cell>
          <table:table-cell office:value-type="date" office:date-value="2016-01-08">
            <text:p>01/08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<text:s/>ID: 1887903974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355.49">
            <text:p>355.49</text:p>
          </table:table-cell>
        </table:table-row>
        <table:table-row table:style-name="ro2">
          <table:table-cell/>
          <table:table-cell office:value-type="string">
            <text:p><text:a xlink:href="http://agents.ebrokercenter.com/#lead/edit/20151228115647-tdql88Hj-IShLP0pP">Lucille Hamilton</text:a></text:p>
          </table:table-cell>
          <table:table-cell office:value-type="date" office:date-value="2015-12-28">
            <text:p>12/28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67757108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rlon Galapin</text:a></text:p>
          </table:table-cell>
          <table:table-cell office:value-type="float" office:value="681">
            <text:p>681</text:p>
          </table:table-cell>
        </table:table-row>
        <table:table-row table:style-name="ro2">
          <table:table-cell/>
          <table:table-cell office:value-type="string">
            <text:p><text:a xlink:href="http://agents.ebrokercenter.com/#lead/edit/20151218114413-ivnepgCi-sNcTYR0i">Randy Johnson</text:a></text:p>
          </table:table-cell>
          <table:table-cell office:value-type="date" office:date-value="1969-12-31">
            <text:p>12/31/69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62823598 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Annett Gaul</text:a></text:p>
          </table:table-cell>
          <table:table-cell office:value-type="float" office:value="1140">
            <text:p>1140</text:p>
          </table:table-cell>
        </table:table-row>
        <table:table-row table:style-name="ro2">
          <table:table-cell/>
          <table:table-cell office:value-type="string">
            <text:p><text:a xlink:href="http://agents.ebrokercenter.com/#lead/edit/20151218092441-jAtRd3cI-f8g1hkUH">Steve Gauger</text:a></text:p>
          </table:table-cell>
          <table:table-cell office:value-type="date" office:date-value="2015-12-18">
            <text:p>12/18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62310445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Annett Gaul</text:a></text:p>
          </table:table-cell>
          <table:table-cell office:value-type="float" office:value="900">
            <text:p>900</text:p>
          </table:table-cell>
        </table:table-row>
        <table:table-row table:style-name="ro3">
          <table:table-cell/>
          <table:table-cell office:value-type="string">
            <text:p><text:a xlink:href="http://agents.ebrokercenter.com/#lead/edit/20151217135358-OILf9EIO-209k6qz5">Freddie Franklin</text:a></text:p>
          </table:table-cell>
          <table:table-cell office:value-type="date" office:date-value="2015-12-22">
            <text:p>12/22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Application ID: 1856477308</text:p>
          </table:table-cell>
          <table:table-cell office:value-type="string">
            <text:p><text:a xlink:href="http://agents.ebrokercenter.com/#">Louisiana Health Cooperativ</text:a></text:p>
          </table:table-cell>
          <table:table-cell office:value-type="string">
            <text:p><text:a xlink:href="http://agents.ebrokercenter.com/#">Annett Gaul</text:a></text:p>
          </table:table-cell>
          <table:table-cell office:value-type="float" office:value="191.23">
            <text:p>191.23</text:p>
          </table:table-cell>
        </table:table-row>
        <table:table-row table:style-name="ro2">
          <table:table-cell/>
          <table:table-cell office:value-type="string">
            <text:p><text:a xlink:href="http://agents.ebrokercenter.com/#lead/edit/20151216141626-HLzDyb4M-RuFpPTQx">Levi Spilman</text:a></text:p>
          </table:table-cell>
          <table:table-cell office:value-type="date" office:date-value="2015-12-16">
            <text:p>12/16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51623106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180.29">
            <text:p>180.29</text:p>
          </table:table-cell>
        </table:table-row>
        <table:table-row table:style-name="ro2">
          <table:table-cell/>
          <table:table-cell office:value-type="string">
            <text:p><text:a xlink:href="http://agents.ebrokercenter.com/#lead/edit/20151215163844-WsU0V5ka-asjQ6Ayg">Kathy Spears</text:a></text:p>
          </table:table-cell>
          <table:table-cell office:value-type="date" office:date-value="2015-12-15">
            <text:p>12/15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51097027 </text:p>
          </table:table-cell>
          <table:table-cell office:value-type="string">
            <text:p><text:a xlink:href="http://agents.ebrokercenter.com/#">Louisiana Health Cooperativ</text:a></text:p>
          </table:table-cell>
          <table:table-cell office:value-type="string">
            <text:p><text:a xlink:href="http://agents.ebrokercenter.com/#">Darnell Smith</text:a></text:p>
          </table:table-cell>
          <table:table-cell office:value-type="float" office:value="694.51">
            <text:p>694.51</text:p>
          </table:table-cell>
        </table:table-row>
        <table:table-row table:style-name="ro2">
          <table:table-cell/>
          <table:table-cell office:value-type="string">
            <text:p><text:a xlink:href="http://agents.ebrokercenter.com/#lead/edit/20151215092228-dKNK2P6O-eJ8ejNC4">Julia Garcia</text:a></text:p>
          </table:table-cell>
          <table:table-cell office:value-type="date" office:date-value="2015-12-15">
            <text:p>12/15/15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: 1849656815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Gia Gonzalez</text:a></text:p>
          </table:table-cell>
          <table:table-cell office:value-type="float" office:value="664.8">
            <text:p>664.8</text:p>
          </table:table-cell>
        </table:table-row>
        <table:table-row table:style-name="ro2">
          <table:table-cell/>
          <table:table-cell office:value-type="string">
            <text:p><text:a xlink:href="http://agents.ebrokercenter.com/#lead/edit/20151214163153-43Xkm5kL-5c0AueWg">Sherri Docter</text:a></text:p>
          </table:table-cell>
          <table:table-cell office:value-type="date" office:date-value="2015-12-14">
            <text:p>12/14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50156313 </text:p>
          </table:table-cell>
          <table:table-cell office:value-type="string">
            <text:p><text:a xlink:href="http://agents.ebrokercenter.com/#">Unity Health Insurance</text:a></text:p>
          </table:table-cell>
          <table:table-cell office:value-type="string">
            <text:p><text:a xlink:href="http://agents.ebrokercenter.com/#">Sarah Beltran</text:a></text:p>
          </table:table-cell>
          <table:table-cell office:value-type="float" office:value="472.33">
            <text:p>472.33</text:p>
          </table:table-cell>
        </table:table-row>
        <table:table-row table:style-name="ro3">
          <table:table-cell/>
          <table:table-cell office:value-type="string">
            <text:p><text:a xlink:href="http://agents.ebrokercenter.com/#lead/edit/20151214072325-KyN42qTC-dM2OGpPQ">James Wheeler</text:a></text:p>
          </table:table-cell>
          <table:table-cell office:value-type="date" office:date-value="2015-12-14">
            <text:p>12/14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Application ID: 1843376230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Sarah Beltran</text:a></text:p>
          </table:table-cell>
          <table:table-cell office:value-type="float" office:value="531.5">
            <text:p>531.5</text:p>
          </table:table-cell>
        </table:table-row>
        <table:table-row table:style-name="ro2">
          <table:table-cell/>
          <table:table-cell office:value-type="string">
            <text:p><text:a xlink:href="http://agents.ebrokercenter.com/#lead/edit/20151212134918-gJiYTImH-Tagm1pXU">Richard Blackshire</text:a></text:p>
          </table:table-cell>
          <table:table-cell office:value-type="date" office:date-value="2016-01-01">
            <text:p>01/0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63831131</text:p>
          </table:table-cell>
          <table:table-cell office:value-type="string">
            <text:p><text:a xlink:href="http://agents.ebrokercenter.com/#">Molina</text:a></text:p>
          </table:table-cell>
          <table:table-cell office:value-type="string">
            <text:p><text:a xlink:href="http://agents.ebrokercenter.com/#">Darnell Smith</text:a></text:p>
          </table:table-cell>
          <table:table-cell office:value-type="float" office:value="584">
            <text:p>584</text:p>
          </table:table-cell>
        </table:table-row>
        <table:table-row table:style-name="ro2">
          <table:table-cell/>
          <table:table-cell office:value-type="string">
            <text:p><text:a xlink:href="http://agents.ebrokercenter.com/#lead/edit/20151211154145-TLiSYG2S-WOFWOFCS">Vagretta Jason</text:a></text:p>
          </table:table-cell>
          <table:table-cell office:value-type="date" office:date-value="2016-01-15">
            <text:p>01/15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62946254 </text:p>
          </table:table-cell>
          <table:table-cell office:value-type="string">
            <text:p><text:a xlink:href="http://agents.ebrokercenter.com/#">Molina</text:a></text:p>
          </table:table-cell>
          <table:table-cell office:value-type="string">
            <text:p><text:a xlink:href="http://agents.ebrokercenter.com/#">Sarah Beltran</text:a></text:p>
          </table:table-cell>
          <table:table-cell office:value-type="float" office:value="262">
            <text:p>262</text:p>
          </table:table-cell>
        </table:table-row>
        <table:table-row table:style-name="ro2">
          <table:table-cell/>
          <table:table-cell office:value-type="string">
            <text:p><text:a xlink:href="http://agents.ebrokercenter.com/#lead/edit/20151211084907-iYWiXLRF-HpoVLjbj">Donnell Lee</text:a></text:p>
          </table:table-cell>
          <table:table-cell office:value-type="date" office:date-value="2015-12-11">
            <text:p>12/11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33361819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583">
            <text:p>583</text:p>
          </table:table-cell>
        </table:table-row>
        <table:table-row table:style-name="ro2">
          <table:table-cell/>
          <table:table-cell office:value-type="string">
            <text:p><text:a xlink:href="http://agents.ebrokercenter.com/#lead/edit/20151210155439-AG3pudEL-f83iZedp">Sonya Ellerbe</text:a></text:p>
          </table:table-cell>
          <table:table-cell office:value-type="date" office:date-value="2015-12-26">
            <text:p>12/26/15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863667912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Sarah Beltran</text:a></text:p>
          </table:table-cell>
          <table:table-cell office:value-type="float" office:value="380">
            <text:p>380</text:p>
          </table:table-cell>
        </table:table-row>
        <table:table-row table:style-name="ro2">
          <table:table-cell/>
          <table:table-cell office:value-type="string">
            <text:p><text:a xlink:href="http://agents.ebrokercenter.com/#lead/edit/20151209140526-jHoNMdlW-joot7mG1">Bobbi Schmidt</text:a></text:p>
          </table:table-cell>
          <table:table-cell office:value-type="date" office:date-value="2015-12-09">
            <text:p>12/09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26290741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Annett Gaul</text:a></text:p>
          </table:table-cell>
          <table:table-cell office:value-type="float" office:value="344.1">
            <text:p>344.1</text:p>
          </table:table-cell>
        </table:table-row>
        <table:table-row table:style-name="ro2">
          <table:table-cell/>
          <table:table-cell office:value-type="string">
            <text:p><text:a xlink:href="http://agents.ebrokercenter.com/#lead/edit/20151209093543-uNryzWNq-0rdtfKxM">Verna Chapman</text:a></text:p>
          </table:table-cell>
          <table:table-cell office:value-type="date" office:date-value="2015-12-09">
            <text:p>12/09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52866892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554">
            <text:p>554</text:p>
          </table:table-cell>
        </table:table-row>
        <table:table-row table:style-name="ro3">
          <table:table-cell/>
          <table:table-cell office:value-type="string">
            <text:p><text:a xlink:href="http://agents.ebrokercenter.com/#lead/edit/20151203133234-bZSqqvbe-Co0TeVON">Jamie Braggs</text:a></text:p>
          </table:table-cell>
          <table:table-cell office:value-type="date" office:date-value="2015-12-15">
            <text:p>12/15/15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Application ID: 1814146102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Sarah Beltran</text:a></text:p>
          </table:table-cell>
          <table:table-cell office:value-type="float" office:value="286.95">
            <text:p>286.95</text:p>
          </table:table-cell>
        </table:table-row>
        <table:table-row table:style-name="ro2">
          <table:table-cell/>
          <table:table-cell office:value-type="string">
            <text:p><text:a xlink:href="http://agents.ebrokercenter.com/#lead/edit/20151203095559-JusIpMWW-ckOIyDj2">Rebecca Villanueva</text:a></text:p>
          </table:table-cell>
          <table:table-cell office:value-type="date" office:date-value="2016-01-04">
            <text:p>01/04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<text:s/>ID: 1814120901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tthew Bosah</text:a></text:p>
          </table:table-cell>
          <table:table-cell office:value-type="float" office:value="295.13">
            <text:p>295.13</text:p>
          </table:table-cell>
        </table:table-row>
        <table:table-row table:style-name="ro1">
          <table:table-cell/>
          <table:table-cell office:value-type="string">
            <text:p><text:a xlink:href="http://agents.ebrokercenter.com/#lead/edit/20151113110946-fugrR6Vg-EW7EAoWO">Alex Rodriguez</text:a></text:p>
          </table:table-cell>
          <table:table-cell table:style-name="ce13" office:value-type="string">
            <text:p/>
          </table:table-cell>
          <table:table-cell office:value-type="string">
            <text:p><text:a xlink:href="http://agents.ebrokercenter.com/#">Cancelled</text:a></text:p>
          </table:table-cell>
          <table:table-cell office:value-type="float" office:value="1804499742">
            <text:p>1804499742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Brian White</text:a></text:p>
          </table:table-cell>
          <table:table-cell office:value-type="float" office:value="484.26">
            <text:p>484.26</text:p>
          </table:table-cell>
        </table:table-row>
      </table:table>
      <table:table table:name="Miguel Enriquez " table:style-name="ta1" table:print="false">
        <table:table-column table:style-name="co4" table:default-cell-style-name="ce11"/>
        <table:table-column table:style-name="co4" table:default-cell-style-name="ce12"/>
        <table:table-column table:style-name="co4" table:number-columns-repeated="5" table:default-cell-style-name="ce11"/>
        <table:table-column table:style-name="co4" table:default-cell-style-name="ce10"/>
        <table:table-row table:style-name="ro1">
          <table:table-cell table:style-name="ce33" office:value-type="string">
            <text:p>Name</text:p>
          </table:table-cell>
          <table:table-cell table:style-name="ce11" office:value-type="string">
            <text:p><text:a xlink:href="http://agents.ebrokercenter.com/#">Payment Date</text:a></text:p>
          </table:table-cell>
          <table:table-cell table:style-name="ce33" office:value-type="string">
            <text:p>Status</text:p>
          </table:table-cell>
          <table:table-cell table:style-name="ce33" office:value-type="string">
            <text:p>Policy No</text:p>
          </table:table-cell>
          <table:table-cell table:style-name="ce33" office:value-type="string">
            <text:p>Carrier</text:p>
          </table:table-cell>
          <table:table-cell table:style-name="ce33" office:value-type="string">
            <text:p>Closer</text:p>
          </table:table-cell>
          <table:table-cell table:style-name="ce33" office:value-type="string">
            <text:p>Premium</text:p>
          </table:table-cell>
          <table:table-cell table:style-name="ce1" office:value-type="string">
            <text:p>Confirmed</text:p>
          </table:table-cell>
        </table:table-row>
        <table:table-row table:style-name="ro2">
          <table:table-cell office:value-type="string">
            <text:p><text:a xlink:href="http://agents.ebrokercenter.com/#lead/edit/20160131142302-gPEjxYD0-didfOYn6">Aaron Harsh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: 1953448604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Marlon Galapin</text:a>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agents.ebrokercenter.com/#lead/edit/20160131110342-SW5J1DmB-cHfdJvKT">Jonas Anderson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: 1953473923</text:p>
          </table:table-cell>
          <table:table-cell office:value-type="string">
            <text:p><text:a xlink:href="http://agents.ebrokercenter.com/#">Aetna</text:a></text:p>
          </table:table-cell>
          <table:table-cell office:value-type="string">
            <text:p><text:a xlink:href="http://agents.ebrokercenter.com/#">Marlon Galapin</text:a></text:p>
          </table:table-cell>
          <table:table-cell office:value-type="float" office:value="815">
            <text:p>81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31093839-vhfTx82Z-ioWfo4zC">Salvador Garcia</text:a></text:p>
          </table:table-cell>
          <table:table-cell office:value-type="date" office:date-value="2016-02-02">
            <text:p>02/02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54436837">
            <text:p>1954436837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210.24">
            <text:p>210.2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agents.ebrokercenter.com/#lead/edit/20160130142000-3BZ1kR8N-buNMMb83">Teresa Riggenbach</text:a></text:p>
          </table:table-cell>
          <table:table-cell office:value-type="date" office:date-value="2016-01-30">
            <text:p>01/30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52846075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Marlon Galapin</text:a></text:p>
          </table:table-cell>
          <table:table-cell office:value-type="float" office:value="1143">
            <text:p>114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agents.ebrokercenter.com/#lead/edit/20160130093138-BNUk1bEC-JN7FsRTP">Maria Trejo</text:a></text:p>
          </table:table-cell>
          <table:table-cell office:value-type="date" office:date-value="2016-01-30">
            <text:p>01/30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52105059 </text:p>
          </table:table-cell>
          <table:table-cell office:value-type="string">
            <text:p><text:a xlink:href="http://agents.ebrokercenter.com/#">Humana</text:a></text:p>
          </table:table-cell>
          <table:table-cell office:value-type="string">
            <text:p><text:a xlink:href="http://agents.ebrokercenter.com/#">Gia Gonzalez</text:a></text:p>
          </table:table-cell>
          <table:table-cell office:value-type="float" office:value="198">
            <text:p>19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agents.ebrokercenter.com/#lead/edit/20160129171833-k9svDa6V-AiVkDJkB">Pamala Kamp</text:a></text:p>
          </table:table-cell>
          <table:table-cell office:value-type="date" office:date-value="2016-02-02">
            <text:p>02/02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<text:s/>ID#: 1949414442 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John Lacroix</text:a></text:p>
          </table:table-cell>
          <table:table-cell office:value-type="float" office:value="654">
            <text:p>65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agents.ebrokercenter.com/#lead/edit/20160129135543-9MJZfdqa-r7g1Rgs6">Clarence Moore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: 1953115162 </text:p>
          </table:table-cell>
          <table:table-cell office:value-type="string">
            <text:p><text:a xlink:href="http://agents.ebrokercenter.com/#">Humana</text:a>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454.17">
            <text:p>454.1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<text:a xlink:href="http://agents.ebrokercenter.com/#lead/edit/20160109164252-6xb4MWNE-9PIijxqO">Lorena Arzu</text:a></text:p>
          </table:table-cell>
          <table:table-cell office:value-type="date" office:date-value="2016-01-15">
            <text:p>01/15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float" office:value="1909791894">
            <text:p>1909791894</text:p>
          </table:table-cell>
          <table:table-cell office:value-type="string">
            <text:p><text:a xlink:href="http://agents.ebrokercenter.com/#">Molina</text:a></text:p>
          </table:table-cell>
          <table:table-cell office:value-type="string">
            <text:p><text:a xlink:href="http://agents.ebrokercenter.com/#">Crystal Gonzalez</text:a>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table:style-name="ce10" table:number-columns-spanned="8" table:number-rows-spanned="1"/>
          <table:covered-table-cell table:number-columns-repeated="7" table:style-name="Default"/>
        </table:table-row>
      </table:table>
      <table:table table:name="Roxanne Pearson " table:style-name="ta1" table:print="false">
        <table:table-column table:style-name="co4" table:default-cell-style-name="ce11"/>
        <table:table-column table:style-name="co4" table:default-cell-style-name="ce12"/>
        <table:table-column table:style-name="co4" table:number-columns-repeated="5" table:default-cell-style-name="ce11"/>
        <table:table-row table:style-name="ro1">
          <table:table-cell table:style-name="ce33" office:value-type="string">
            <text:p>Name</text:p>
          </table:table-cell>
          <table:table-cell table:style-name="ce11" office:value-type="string">
            <text:p><text:a xlink:href="http://agents.ebrokercenter.com/#">Payment Date</text:a></text:p>
          </table:table-cell>
          <table:table-cell table:style-name="ce33" office:value-type="string">
            <text:p>Status</text:p>
          </table:table-cell>
          <table:table-cell table:style-name="ce33" office:value-type="string">
            <text:p>Policy No</text:p>
          </table:table-cell>
          <table:table-cell table:style-name="ce33" office:value-type="string">
            <text:p>Carrier</text:p>
          </table:table-cell>
          <table:table-cell table:style-name="ce33" office:value-type="string">
            <text:p>Closer</text:p>
          </table:table-cell>
          <table:table-cell table:style-name="ce33" office:value-type="string">
            <text:p>Premium</text:p>
          </table:table-cell>
        </table:table-row>
        <table:table-row table:style-name="ro3">
          <table:table-cell office:value-type="string">
            <text:p><text:a xlink:href="http://agents.ebrokercenter.com/#lead/edit/20160118134637-mKUR2SBe-n5vj0Cyr">Kennth Bohanon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Application ID: 1919103280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Annett Gaul</text:a></text:p>
          </table:table-cell>
          <table:table-cell office:value-type="float" office:value="308.49">
            <text:p>308.49</text:p>
          </table:table-cell>
        </table:table-row>
        <table:table-row table:style-name="ro1">
          <table:table-cell office:value-type="string">
            <text:p><text:a xlink:href="http://agents.ebrokercenter.com/#lead/edit/20160130090304-eOVj4zu9-WPW8pFjH">Keith Toliver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52726898">
            <text:p>1952726898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256.95">
            <text:p>256.95</text:p>
          </table:table-cell>
        </table:table-row>
        <table:table-row table:style-name="ro2">
          <table:table-cell office:value-type="string">
            <text:p><text:a xlink:href="http://agents.ebrokercenter.com/#lead/edit/20160122163527-YDyLS08a-G7Gy7DqO">Isaiah Cobble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34799516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Crystal Gonzalez</text:a></text:p>
          </table:table-cell>
          <table:table-cell office:value-type="float" office:value="179">
            <text:p>179</text:p>
          </table:table-cell>
        </table:table-row>
        <table:table-row table:style-name="ro3">
          <table:table-cell office:value-type="string">
            <text:p><text:a xlink:href="http://agents.ebrokercenter.com/#lead/edit/20160129095400-lZ5KdJs4-mJBfcrnU">Ezekiel Harris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Status: Complete ID#: 1950091635 </text:p>
          </table:table-cell>
          <table:table-cell office:value-type="string">
            <text:p><text:a xlink:href="http://agents.ebrokercenter.com/#">Coventry One</text:a>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221">
            <text:p>221</text:p>
          </table:table-cell>
        </table:table-row>
        <table:table-row table:style-name="ro2">
          <table:table-cell office:value-type="string">
            <text:p><text:a xlink:href="http://agents.ebrokercenter.com/#lead/edit/20160125095252-xgfp7xUp-6LRToGba">Darrell Jones</text:a></text:p>
          </table:table-cell>
          <table:table-cell office:value-type="date" office:date-value="2016-01-28">
            <text:p>01/28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945929106 </text:p>
          </table:table-cell>
          <table:table-cell office:value-type="string">
            <text:p><text:a xlink:href="http://agents.ebrokercenter.com/#">Aetna</text:a></text:p>
          </table:table-cell>
          <table:table-cell office:value-type="string">
            <text:p><text:a xlink:href="http://agents.ebrokercenter.com/#">Crystal Gonzalez</text:a></text:p>
          </table:table-cell>
          <table:table-cell office:value-type="float" office:value="565">
            <text:p>565</text:p>
          </table:table-cell>
        </table:table-row>
        <table:table-row table:style-name="ro3">
          <table:table-cell office:value-type="string">
            <text:p><text:a xlink:href="http://agents.ebrokercenter.com/#lead/edit/20160127102506-YdsF3lsU-xMnl6KtJ">Victoria Wolworth</text:a></text:p>
          </table:table-cell>
          <table:table-cell office:value-type="date" office:date-value="2016-01-27">
            <text:p>01/27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Application ID: 1951622773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437.87">
            <text:p>437.87</text:p>
          </table:table-cell>
        </table:table-row>
        <table:table-row table:style-name="ro1">
          <table:table-cell office:value-type="string">
            <text:p><text:a xlink:href="http://agents.ebrokercenter.com/#lead/edit/20160118151819-7KsPAcQY-7SqtMHNc">Eugene Henderson</text:a></text:p>
          </table:table-cell>
          <table:table-cell office:value-type="date" office:date-value="2016-01-18">
            <text:p>01/18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18683126">
            <text:p>1918683126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Crystal Gonzalez</text:a></text:p>
          </table:table-cell>
          <table:table-cell office:value-type="float" office:value="751">
            <text:p>751</text:p>
          </table:table-cell>
        </table:table-row>
        <table:table-row table:style-name="ro4">
          <table:table-cell office:value-type="string">
            <text:p><text:a xlink:href="http://agents.ebrokercenter.com/#lead/edit/20160115092434-6MgiOX8U-7NwiNk0O">Cynthia Taylor</text:a></text:p>
          </table:table-cell>
          <table:table-cell office:value-type="date" office:date-value="2016-01-18">
            <text:p>01/18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07935064 NO PAY LINK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Crystal Gonzalez</text:a></text:p>
          </table:table-cell>
          <table:table-cell office:value-type="float" office:value="800">
            <text:p>800</text:p>
          </table:table-cell>
        </table:table-row>
        <table:table-row table:style-name="ro2">
          <table:table-cell office:value-type="string">
            <text:p><text:a xlink:href="http://agents.ebrokercenter.com/#lead/edit/20160115133135-eoRu9PM2-SjVPLSot">Aaron Jonhson</text:a></text:p>
          </table:table-cell>
          <table:table-cell office:value-type="date" office:date-value="2016-01-18">
            <text:p>01/18/16</text:p>
          </table:table-cell>
          <table:table-cell office:value-type="string">
            <text:p><text:a xlink:href="http://agents.ebrokercenter.com/#">Followup</text:a></text:p>
          </table:table-cell>
          <table:table-cell office:value-type="string">
            <text:p>ID#: 1915993124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Crystal Gonzalez</text:a></text:p>
          </table:table-cell>
          <table:table-cell office:value-type="float" office:value="271">
            <text:p>271</text:p>
          </table:table-cell>
        </table:table-row>
        <table:table-row table:style-name="ro2">
          <table:table-cell office:value-type="string">
            <text:p><text:a xlink:href="http://agents.ebrokercenter.com/#lead/edit/20160115084039-64IK7dKG-YVRnP6Rh">Teresa Lanz</text:a></text:p>
          </table:table-cell>
          <table:table-cell office:value-type="date" office:date-value="2016-01-15">
            <text:p>01/15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<text:s/>ID: 1907657541 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Crystal Gonzalez</text:a></text:p>
          </table:table-cell>
          <table:table-cell office:value-type="float" office:value="698">
            <text:p>698</text:p>
          </table:table-cell>
        </table:table-row>
        <table:table-row table:style-name="ro1">
          <table:table-cell office:value-type="string">
            <text:p><text:a xlink:href="http://agents.ebrokercenter.com/#lead/edit/20160112142231-S2PADvP8-XyAkbxn8">Michael Charen</text:a></text:p>
          </table:table-cell>
          <table:table-cell office:value-type="date" office:date-value="2016-01-14">
            <text:p>01/14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 1906911578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Crystal Gonzalez</text:a>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office:value-type="string">
            <text:p><text:a xlink:href="http://agents.ebrokercenter.com/#lead/edit/20151222085622-vp7SGHsF-llt3JfuA">Mary Bradford</text:a></text:p>
          </table:table-cell>
          <table:table-cell office:value-type="date" office:date-value="2016-01-11">
            <text:p>01/11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40433933">
            <text:p>1940433933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1179">
            <text:p>1179</text:p>
          </table:table-cell>
        </table:table-row>
        <table:table-row table:style-name="ro2">
          <table:table-cell office:value-type="string">
            <text:p><text:a xlink:href="http://agents.ebrokercenter.com/#lead/edit/20151214093624-KgKc6gLh-iuDC6EtJ">Madeline Genna</text:a></text:p>
          </table:table-cell>
          <table:table-cell office:value-type="date" office:date-value="2016-01-05">
            <text:p>01/05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: 1854931072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394.22">
            <text:p>394.22</text:p>
          </table:table-cell>
        </table:table-row>
        <table:table-row table:style-name="ro2">
          <table:table-cell office:value-type="string">
            <text:p><text:a xlink:href="http://agents.ebrokercenter.com/#lead/edit/20151215163422-Jirl4hnU-knEcahSe">Sharon Worley</text:a></text:p>
          </table:table-cell>
          <table:table-cell office:value-type="date" office:date-value="2015-12-15">
            <text:p>12/15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<text:s/>ID: 1851105763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Crystal Gonzalez</text:a></text:p>
          </table:table-cell>
          <table:table-cell office:value-type="float" office:value="727.31">
            <text:p>727.31</text:p>
          </table:table-cell>
        </table:table-row>
        <table:table-row table:style-name="ro2">
          <table:table-cell office:value-type="string">
            <text:p><text:a xlink:href="http://agents.ebrokercenter.com/#lead/edit/20151214141917-XBHR4Whs-R1DY76zO">Ben Henson</text:a></text:p>
          </table:table-cell>
          <table:table-cell office:value-type="date" office:date-value="2015-12-14">
            <text:p>12/14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49686877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370">
            <text:p>370</text:p>
          </table:table-cell>
        </table:table-row>
      </table:table>
      <table:table table:name="Tess Schlenker" table:style-name="ta1" table:print="false">
        <table:table-column table:style-name="co4" table:default-cell-style-name="ce11"/>
        <table:table-column table:style-name="co4" table:default-cell-style-name="ce12"/>
        <table:table-column table:style-name="co4" table:number-columns-repeated="5" table:default-cell-style-name="ce11"/>
        <table:table-row table:style-name="ro1">
          <table:table-cell table:style-name="ce33" office:value-type="string">
            <text:p>Name</text:p>
          </table:table-cell>
          <table:table-cell table:style-name="ce11" office:value-type="string">
            <text:p><text:a xlink:href="http://agents.ebrokercenter.com/#">Payment Date</text:a></text:p>
          </table:table-cell>
          <table:table-cell table:style-name="ce33" office:value-type="string">
            <text:p>Status</text:p>
          </table:table-cell>
          <table:table-cell table:style-name="ce33" office:value-type="string">
            <text:p>Policy No</text:p>
          </table:table-cell>
          <table:table-cell table:style-name="ce33" office:value-type="string">
            <text:p>Carrier</text:p>
          </table:table-cell>
          <table:table-cell table:style-name="ce33" office:value-type="string">
            <text:p>Closer</text:p>
          </table:table-cell>
          <table:table-cell table:style-name="ce33" office:value-type="string">
            <text:p>Premium</text:p>
          </table:table-cell>
        </table:table-row>
        <table:table-row table:style-name="ro2">
          <table:table-cell office:value-type="string">
            <text:p><text:a xlink:href="http://agents.ebrokercenter.com/#lead/edit/20160129151811-4ALETLDJ-kE1s7HKC">Gustavo Vaquera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9285730 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653">
            <text:p>653</text:p>
          </table:table-cell>
        </table:table-row>
        <table:table-row table:style-name="ro2">
          <table:table-cell office:value-type="string">
            <text:p><text:a xlink:href="http://agents.ebrokercenter.com/#lead/edit/20160122095213-Rz3iDAjR-7rHOeGYz">Jewellene Terry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7716881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665">
            <text:p>665</text:p>
          </table:table-cell>
        </table:table-row>
        <table:table-row table:style-name="ro2">
          <table:table-cell office:value-type="string">
            <text:p><text:a xlink:href="http://agents.ebrokercenter.com/#lead/edit/20160120083201-oedreZmT-bjSwk3pX">Larry Taylor</text:a></text:p>
          </table:table-cell>
          <table:table-cell office:value-type="date" office:date-value="2016-01-23">
            <text:p>01/23/16</text:p>
          </table:table-cell>
          <table:table-cell office:value-type="string">
            <text:p><text:a xlink:href="http://agents.ebrokercenter.com/#">Followup</text:a></text:p>
          </table:table-cell>
          <table:table-cell office:value-type="string">
            <text:p>OK ID#: 1938051988 </text:p>
          </table:table-cell>
          <table:table-cell office:value-type="string">
            <text:p><text:a xlink:href="http://agents.ebrokercenter.com/#">Humana</text:a></text:p>
          </table:table-cell>
          <table:table-cell office:value-type="string">
            <text:p><text:a xlink:href="http://agents.ebrokercenter.com/#">Crystal Gonzalez</text:a>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office:value-type="string">
            <text:p><text:a xlink:href="http://agents.ebrokercenter.com/#lead/edit/20160113092050-l1t91SRO-u3a1vWpO">Sheila Henry</text:a></text:p>
          </table:table-cell>
          <table:table-cell office:value-type="date" office:date-value="2016-01-14">
            <text:p>01/14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OK ID#: 1917188969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1654">
            <text:p>1654</text:p>
          </table:table-cell>
        </table:table-row>
        <table:table-row table:style-name="ro1">
          <table:table-cell office:value-type="string">
            <text:p><text:a xlink:href="http://agents.ebrokercenter.com/#lead/edit/20160106134617-tdSX5s9x-emPTL8qt">Roderick Stewart</text:a></text:p>
          </table:table-cell>
          <table:table-cell office:value-type="date" office:date-value="2016-02-01">
            <text:p>02/01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ok 1887601562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office:value-type="string">
            <text:p><text:a xlink:href="http://agents.ebrokercenter.com/#lead/edit/20160104103626-PRKkTcQW-YsFixCnP">Steven Johnson</text:a></text:p>
          </table:table-cell>
          <table:table-cell office:value-type="date" office:date-value="2016-02-01">
            <text:p>02/01/16</text:p>
          </table:table-cell>
          <table:table-cell office:value-type="string">
            <text:p><text:a xlink:href="http://agents.ebrokercenter.com/#">Cancelled</text:a></text:p>
          </table:table-cell>
          <table:table-cell office:value-type="float" office:value="1951244869">
            <text:p>1951244869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575.72">
            <text:p>575.72</text:p>
          </table:table-cell>
        </table:table-row>
        <table:table-row table:style-name="ro2">
          <table:table-cell office:value-type="string">
            <text:p><text:a xlink:href="http://agents.ebrokercenter.com/#lead/edit/20151217144449-LR8gqPIV-7pLaJlmh">Scott Maddox</text:a></text:p>
          </table:table-cell>
          <table:table-cell office:value-type="date" office:date-value="2016-01-09">
            <text:p>01/09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862273819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346.06">
            <text:p>346.06</text:p>
          </table:table-cell>
        </table:table-row>
      </table:table>
      <table:table table:name="Zaresh Justine " table:style-name="ta1" table:print="false">
        <table:table-column table:style-name="co4" table:default-cell-style-name="ce11"/>
        <table:table-column table:style-name="co4" table:default-cell-style-name="ce12"/>
        <table:table-column table:style-name="co4" table:number-columns-repeated="5" table:default-cell-style-name="ce11"/>
        <table:table-row table:style-name="ro1">
          <table:table-cell table:style-name="ce33" office:value-type="string">
            <text:p>Name</text:p>
          </table:table-cell>
          <table:table-cell table:style-name="ce11" office:value-type="string">
            <text:p><text:a xlink:href="http://agents.ebrokercenter.com/#">Payment Date</text:a></text:p>
          </table:table-cell>
          <table:table-cell table:style-name="ce33" office:value-type="string">
            <text:p>Status</text:p>
          </table:table-cell>
          <table:table-cell table:style-name="ce33" office:value-type="string">
            <text:p>Policy No</text:p>
          </table:table-cell>
          <table:table-cell table:style-name="ce33" office:value-type="string">
            <text:p>Carrier</text:p>
          </table:table-cell>
          <table:table-cell table:style-name="ce33" office:value-type="string">
            <text:p>Closer</text:p>
          </table:table-cell>
          <table:table-cell table:style-name="ce33" office:value-type="string">
            <text:p>Premium</text:p>
          </table:table-cell>
        </table:table-row>
        <table:table-row table:style-name="ro4">
          <table:table-cell office:value-type="string">
            <text:p><text:a xlink:href="http://agents.ebrokercenter.com/#lead/edit/20160131102904-ujO3gw5P-CEMehlgt">Deanna Empson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1953706447 QUALIFIES FOR MEDICAID?</text:p>
          </table:table-cell>
          <table:table-cell office:value-type="string">
            <text:p><text:a xlink:href="http://agents.ebrokercenter.com/#">Anthem BCBS</text:a></text:p>
          </table:table-cell>
          <table:table-cell office:value-type="string">
            <text:p><text:a xlink:href="http://agents.ebrokercenter.com/#">Crystal Gonzalez</text:a></text:p>
          </table:table-cell>
          <table:table-cell office:value-type="float" office:value="1078">
            <text:p>1078</text:p>
          </table:table-cell>
        </table:table-row>
        <table:table-row table:style-name="ro3">
          <table:table-cell office:value-type="string">
            <text:p><text:a xlink:href="http://agents.ebrokercenter.com/#lead/edit/20160130163821-3g3NU9rC-BPnO0JCj">Charles Simpson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Status: Complete ID#: 1952706015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Crystal Gonzalez</text:a></text:p>
          </table:table-cell>
          <table:table-cell office:value-type="float" office:value="508">
            <text:p>508</text:p>
          </table:table-cell>
        </table:table-row>
        <table:table-row table:style-name="ro4">
          <table:table-cell office:value-type="string">
            <text:p><text:a xlink:href="http://agents.ebrokercenter.com/#lead/edit/20160129170625-J4oNsuC8-c2ntJizU">Joshua Curtis</text:a></text:p>
          </table:table-cell>
          <table:table-cell office:value-type="date" office:date-value="2016-02-01">
            <text:p>02/0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1952050727 NO ENROLLMENT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Crystal Gonzalez</text:a></text:p>
          </table:table-cell>
          <table:table-cell office:value-type="float" office:value="196">
            <text:p>196</text:p>
          </table:table-cell>
        </table:table-row>
        <table:table-row table:style-name="ro3">
          <table:table-cell office:value-type="string">
            <text:p><text:a xlink:href="http://agents.ebrokercenter.com/#lead/edit/20160129103207-TplMMoPB-4yBhxRqy">Isaac Foster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Application ID: 1951805676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John Lacroix</text:a></text:p>
          </table:table-cell>
          <table:table-cell office:value-type="float" office:value="458.42">
            <text:p>458.42</text:p>
          </table:table-cell>
        </table:table-row>
        <table:table-row table:style-name="ro2">
          <table:table-cell office:value-type="string">
            <text:p><text:a xlink:href="http://agents.ebrokercenter.com/#lead/edit/20160125142214-SYmGtWSs-dlNL2rme">Rhonda Garrett</text:a></text:p>
          </table:table-cell>
          <table:table-cell office:value-type="date" office:date-value="2016-01-26">
            <text:p>01/26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14002TN0330041 PAID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arlon Galapin</text:a></text:p>
          </table:table-cell>
          <table:table-cell office:value-type="float" office:value="531">
            <text:p>531</text:p>
          </table:table-cell>
        </table:table-row>
        <table:table-row table:style-name="ro3">
          <table:table-cell office:value-type="string">
            <text:p><text:a xlink:href="http://agents.ebrokercenter.com/#lead/edit/20160125093037-mrdCIF6w-VqcUjl01">Caitlin Mours</text:a></text:p>
          </table:table-cell>
          <table:table-cell office:value-type="date" office:date-value="2016-01-25">
            <text:p>01/25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50430166 MEDICAID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222">
            <text:p>222</text:p>
          </table:table-cell>
        </table:table-row>
        <table:table-row table:style-name="ro5">
          <table:table-cell office:value-type="string">
            <text:p><text:a xlink:href="http://agents.ebrokercenter.com/#lead/edit/20160119100046-q9Pv1GGr-oNPGbAXr">Roeolfo Moneelongo</text:a></text:p>
          </table:table-cell>
          <table:table-cell office:value-type="date" office:date-value="2016-01-21">
            <text:p>01/2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1949892873 ERROR WHEN ABOUT TO PAY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Marlon Galapin</text:a>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<text:a xlink:href="http://agents.ebrokercenter.com/#lead/edit/20160115150408-I1mdcjHH-745UEYB2">Corey Reeves</text:a></text:p>
          </table:table-cell>
          <table:table-cell office:value-type="date" office:date-value="2016-01-30">
            <text:p>01/30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09510360">
            <text:p>1909510360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Crystal Gonzalez</text:a></text:p>
          </table:table-cell>
          <table:table-cell office:value-type="float" office:value="248">
            <text:p>248</text:p>
          </table:table-cell>
        </table:table-row>
        <table:table-row table:style-name="ro3">
          <table:table-cell office:value-type="string">
            <text:p><text:a xlink:href="http://agents.ebrokercenter.com/#lead/edit/20160114102542-jj4T8FUo-98kWT4Gr">Ryan Arnold</text:a></text:p>
          </table:table-cell>
          <table:table-cell office:value-type="date" office:date-value="2016-01-22">
            <text:p>01/22/16</text:p>
          </table:table-cell>
          <table:table-cell office:value-type="string">
            <text:p><text:a xlink:href="http://agents.ebrokercenter.com/#">Followup</text:a></text:p>
          </table:table-cell>
          <table:table-cell office:value-type="string">
            <text:p>Application ID: 1936235036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Marlon Galapin</text:a></text:p>
          </table:table-cell>
          <table:table-cell office:value-type="float" office:value="334.03">
            <text:p>334.03</text:p>
          </table:table-cell>
        </table:table-row>
        <table:table-row table:style-name="ro2">
          <table:table-cell office:value-type="string">
            <text:p><text:a xlink:href="http://agents.ebrokercenter.com/#lead/edit/20160107140309-hGS63Aw5-lnwz43tt">Tharity Kenebrew</text:a></text:p>
          </table:table-cell>
          <table:table-cell office:value-type="date" office:date-value="2016-01-14">
            <text:p>01/14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1907789246 PAID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Marlon Galapin</text:a></text:p>
          </table:table-cell>
          <table:table-cell office:value-type="float" office:value="209">
            <text:p>209</text:p>
          </table:table-cell>
        </table:table-row>
        <table:table-row table:style-name="ro4">
          <table:table-cell office:value-type="string">
            <text:p><text:a xlink:href="http://agents.ebrokercenter.com/#lead/edit/20160107132350-wHzl5L8y-qTVaknRQ">Gregory Boone</text:a></text:p>
          </table:table-cell>
          <table:table-cell office:value-type="date" office:date-value="2016-01-14">
            <text:p>01/14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1907231952 NO PAYMENT LINK</text:p>
          </table:table-cell>
          <table:table-cell office:value-type="string">
            <text:p><text:a xlink:href="http://agents.ebrokercenter.com/#">Molina</text:a></text:p>
          </table:table-cell>
          <table:table-cell office:value-type="string">
            <text:p><text:a xlink:href="http://agents.ebrokercenter.com/#">Crystal Gonzalez</text:a></text:p>
          </table:table-cell>
          <table:table-cell office:value-type="float" office:value="264.91">
            <text:p>264.91</text:p>
          </table:table-cell>
        </table:table-row>
        <table:table-row table:style-name="ro2">
          <table:table-cell office:value-type="string">
            <text:p><text:a xlink:href="http://agents.ebrokercenter.com/#lead/edit/20160106160955-P8fX5GYn-W26qfcsG">Lishea Smith</text:a></text:p>
          </table:table-cell>
          <table:table-cell office:value-type="date" office:date-value="2016-01-11">
            <text:p>01/1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1891640796 PAID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473">
            <text:p>473</text:p>
          </table:table-cell>
        </table:table-row>
        <table:table-row table:style-name="ro2">
          <table:table-cell office:value-type="string">
            <text:p><text:a xlink:href="http://agents.ebrokercenter.com/#lead/edit/20151231082551-i1q7gHtV-6S4pMhmN">Grace Thompson</text:a></text:p>
          </table:table-cell>
          <table:table-cell office:value-type="date" office:date-value="2016-01-08">
            <text:p>01/08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887391414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290">
            <text:p>290</text:p>
          </table:table-cell>
        </table:table-row>
        <table:table-row table:style-name="ro8">
          <table:table-cell office:value-type="string">
            <text:p><text:a xlink:href="http://agents.ebrokercenter.com/#lead/edit/20151217113630-yUmFN5Pc-HS5Cjzut">Hai Truong</text:a></text:p>
          </table:table-cell>
          <table:table-cell office:value-type="date" office:date-value="2015-12-17">
            <text:p>12/17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Application ID: 1856225836 NO PAYMENT LINK</text:p>
          </table:table-cell>
          <table:table-cell office:value-type="string">
            <text:p><text:a xlink:href="http://agents.ebrokercenter.com/#">Molina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522.44">
            <text:p>522.44</text:p>
          </table:table-cell>
        </table:table-row>
        <table:table-row table:style-name="ro1">
          <table:table-cell office:value-type="string">
            <text:p><text:a xlink:href="http://agents.ebrokercenter.com/#lead/edit/20151216170408-SmovoTnG-OedCYY5K">Melvin Bundrage</text:a></text:p>
          </table:table-cell>
          <table:table-cell office:value-type="date" office:date-value="2016-01-15">
            <text:p>01/15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TBD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Darnell Smith</text:a></text:p>
          </table:table-cell>
          <table:table-cell office:value-type="float" office:value="195">
            <text:p>1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5in" fo:margin-right="0.25in" fo:border="0.0346in solid #000000" fo:padding="0in" style:shadow="none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2/02/2016</text:date>, <text:time>17:3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4:25:29.31</meta:creation-date>
    <dc:date>2016-02-02T17:29:50.20</dc:date>
    <meta:editing-duration>PT15S</meta:editing-duration>
    <meta:editing-cycles>1</meta:editing-cycles>
    <meta:generator>OpenOffice/4.1.1$Win32 OpenOffice.org_project/411m6$Build-9775</meta:generator>
    <meta:document-statistic meta:table-count="10" meta:cell-count="1193" meta:object-count="0"/>
  </office:meta>
</office:document-meta>
</file>